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B00000400E5C644077BE2062F.jpg" manifest:media-type="image/jpeg"/>
  <manifest:file-entry manifest:full-path="Pictures/100000000000034B000004002D4DC8FD8332623F.jpg" manifest:media-type="image/jpeg"/>
  <manifest:file-entry manifest:full-path="Pictures/100000000000034B000004006C1E2693867BB3F1.jpg" manifest:media-type="image/jpeg"/>
  <manifest:file-entry manifest:full-path="Pictures/1000000000000321000003E72674972216E578B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10pt" style:font-size-asian="10pt" style:font-size-complex="10pt"/>
    </style:style>
    <style:style style:name="P2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style:font-size-asian="10pt" style:font-size-complex="10pt"/>
    </style:style>
    <style:style style:name="P3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9a198" style:font-size-asian="10pt" style:font-size-complex="10pt"/>
    </style:style>
    <style:style style:name="P4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aab27" style:font-size-asian="10pt" style:font-size-complex="10pt"/>
    </style:style>
    <style:style style:name="P5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3beac3" style:font-size-asian="10pt" style:font-size-complex="10pt"/>
    </style:style>
    <style:style style:name="P6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615e1" style:font-size-asian="10pt" style:font-size-complex="10pt"/>
    </style:style>
    <style:style style:name="P7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77243c" style:font-size-asian="10pt" style:font-size-complex="10pt"/>
    </style:style>
    <style:style style:name="P8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28d7e6" style:font-size-asian="10pt" style:font-size-complex="10pt"/>
    </style:style>
    <style:style style:name="P9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7ba91" style:font-size-asian="10pt" style:font-size-complex="10pt"/>
    </style:style>
    <style:style style:name="P10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c7b54" style:font-size-asian="10pt" style:font-size-complex="10pt"/>
    </style:style>
    <style:style style:name="P11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616826" style:font-size-asian="10pt" style:font-size-complex="10pt"/>
    </style:style>
    <style:style style:name="P12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79bd3b" style:font-size-asian="10pt" style:font-size-complex="10pt"/>
    </style:style>
    <style:style style:name="P13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c4fbd" style:font-size-asian="10pt" style:font-size-complex="10pt"/>
    </style:style>
    <style:style style:name="P14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c309e" style:font-size-asian="10pt" style:font-size-complex="10pt"/>
    </style:style>
    <style:style style:name="P15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a84e0" style:font-size-asian="10pt" style:font-size-complex="10pt"/>
    </style:style>
    <style:style style:name="P16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49c200" style:font-size-asian="10pt" style:font-size-complex="10pt"/>
    </style:style>
    <style:style style:name="P17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5c8368" style:font-size-asian="10pt" style:font-size-complex="10pt"/>
    </style:style>
    <style:style style:name="P18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paragraph-rsid="0064be1c" style:font-size-asian="10pt" style:font-size-complex="10pt"/>
    </style:style>
    <style:style style:name="P19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officeooo:rsid="008398ab" officeooo:paragraph-rsid="008398ab" style:font-size-asian="10pt" style:font-size-complex="10pt"/>
    </style:style>
    <style:style style:name="P20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style:font-size-asian="10pt" style:font-weight-asian="normal" style:font-size-complex="10pt"/>
    </style:style>
    <style:style style:name="P21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paragraph-rsid="005615e1" style:font-size-asian="10pt" style:font-weight-asian="normal" style:font-size-complex="10pt"/>
    </style:style>
    <style:style style:name="P22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paragraph-rsid="0057ba91" style:font-size-asian="10pt" style:font-weight-asian="normal" style:font-size-complex="10pt"/>
    </style:style>
    <style:style style:name="P23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paragraph-rsid="004a84e0" style:font-size-asian="10pt" style:font-weight-asian="normal" style:font-size-complex="10pt"/>
    </style:style>
    <style:style style:name="P24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rsid="00530628" officeooo:paragraph-rsid="0057ba91" style:font-size-asian="10pt" style:font-weight-asian="normal" style:font-size-complex="10pt"/>
    </style:style>
    <style:style style:name="P25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10pt" fo:font-weight="normal" officeooo:rsid="004a5ba5" officeooo:paragraph-rsid="004c309e" style:font-size-asian="10pt" style:font-weight-asian="normal" style:font-size-complex="10pt"/>
    </style:style>
    <style:style style:name="P26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fo:color="#000000" style:font-name="Segoe UI1" fo:font-size="10pt" fo:font-weight="normal" officeooo:rsid="005153aa" officeooo:paragraph-rsid="005615e1" style:font-size-asian="10pt" style:font-weight-asian="normal" style:font-size-complex="10pt"/>
    </style:style>
    <style:style style:name="P27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fo:color="#000000" style:font-name="Segoe UI1" fo:font-size="10pt" fo:font-weight="normal" officeooo:rsid="006f67f2" officeooo:paragraph-rsid="0064be1c" style:font-size-asian="10pt" style:font-weight-asian="normal" style:font-size-complex="10pt"/>
    </style:style>
    <style:style style:name="P28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style:font-size-asian="10pt" style:font-style-asian="normal" style:font-weight-asian="normal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officeooo:paragraph-rsid="0077243c" style:font-size-asian="10pt" style:font-style-asian="normal" style:font-weight-asian="normal" style:font-size-complex="10pt"/>
    </style:style>
    <style:style style:name="P30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officeooo:paragraph-rsid="004c309e" style:font-size-asian="10pt" style:font-style-asian="normal" style:font-weight-asian="normal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000000" style:font-name="Segoe UI1" fo:font-size="10pt" fo:font-style="normal" fo:font-weight="normal" officeooo:rsid="0028545f" style:font-size-asian="10pt" style:font-style-asian="normal" style:font-weight-asian="normal" style:font-size-complex="10pt"/>
    </style:style>
    <style:style style:name="P32" style:family="paragraph" style:parent-style-name="Standard">
      <style:paragraph-properties fo:text-align="start" style:justify-single-word="false"/>
      <style:text-properties fo:color="#000000" style:font-name="Segoe UI1"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0000" style:font-name="Segoe UI1" fo:font-size="10pt" fo:font-weight="normal" style:font-size-asian="10pt" style:font-weight-asian="normal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Segoe UI1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Segoe UI1" fo:font-size="10pt" officeooo:paragraph-rsid="0045687e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Segoe UI1" fo:font-size="10pt" officeooo:paragraph-rsid="0077243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Segoe UI1" fo:font-size="10pt" officeooo:paragraph-rsid="00674542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Segoe UI1" fo:font-size="10pt" officeooo:paragraph-rsid="0028d7e6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Segoe UI1" fo:font-size="10pt" officeooo:paragraph-rsid="005a5753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Segoe UI1" fo:font-size="10pt" officeooo:paragraph-rsid="005aab27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Segoe UI1" fo:font-size="10pt" officeooo:paragraph-rsid="0079bd3b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Segoe UI1" fo:font-size="10pt" officeooo:paragraph-rsid="0049a198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Segoe UI1" fo:font-size="10pt" officeooo:paragraph-rsid="00813913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Segoe UI1" fo:font-size="10pt" fo:font-style="normal" fo:font-weight="normal" style:font-size-asian="10pt" style:font-style-asian="normal" style:font-weight-asian="normal" style:font-size-complex="10pt"/>
    </style:style>
    <style:style style:name="P45" style:family="paragraph" style:parent-style-name="Standard">
      <style:paragraph-properties fo:text-align="start" style:justify-single-word="false"/>
      <style:text-properties style:font-name="Segoe UI1" fo:font-size="10pt" fo:font-style="normal" fo:font-weight="normal" officeooo:paragraph-rsid="0028d7e6" style:font-size-asian="10pt" style:font-style-asian="normal" style:font-weight-asian="normal" style:font-size-complex="10pt"/>
    </style:style>
    <style:style style:name="P46" style:family="paragraph" style:parent-style-name="Standard">
      <style:paragraph-properties fo:text-align="start" style:justify-single-word="false"/>
      <style:text-properties style:font-name="Segoe UI1" fo:font-size="10pt" fo:font-style="normal" fo:font-weight="normal" officeooo:paragraph-rsid="0079bd3b" style:font-size-asian="10pt" style:font-style-asian="normal" style:font-weight-asian="normal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Segoe UI1" fo:font-size="10pt" fo:font-style="normal" fo:font-weight="normal" officeooo:paragraph-rsid="005a5753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Segoe UI1" fo:font-size="10pt" fo:font-weight="normal" officeooo:paragraph-rsid="00813913" style:font-size-asian="10pt" style:font-weight-asian="normal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officeooo:paragraph-rsid="0028d7e6" style:font-size-asian="10pt" style:font-size-complex="10pt"/>
    </style:style>
    <style:style style:name="P50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style:font-size-asian="10pt" style:font-size-complex="10pt"/>
    </style:style>
    <style:style style:name="P51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77243c" style:font-size-asian="10pt" style:font-size-complex="10pt"/>
    </style:style>
    <style:style style:name="P52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79bd3b" style:font-size-asian="10pt" style:font-size-complex="10pt"/>
    </style:style>
    <style:style style:name="P53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57ba91" style:font-size-asian="10pt" style:font-size-complex="10pt"/>
    </style:style>
    <style:style style:name="P54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5a5753" style:font-size-asian="10pt" style:font-size-complex="10pt"/>
    </style:style>
    <style:style style:name="P55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officeooo:paragraph-rsid="006c71f9" style:font-size-asian="10pt" style:font-size-complex="10pt"/>
    </style:style>
    <style:style style:name="P56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fo:font-style="normal" fo:font-weight="normal" officeooo:paragraph-rsid="0028d7e6" style:font-size-asian="10pt" style:font-style-asian="normal" style:font-weight-asian="normal" style:font-size-complex="10pt"/>
    </style:style>
    <style:style style:name="P57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10pt" fo:font-style="normal" fo:font-weight="normal" officeooo:paragraph-rsid="00616826" style:font-size-asian="10pt" style:font-style-asian="normal" style:font-weight-asian="normal" style:font-size-complex="10pt"/>
    </style:style>
    <style:style style:name="P58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10pt" fo:font-style="normal" fo:font-weight="normal" officeooo:rsid="0028545f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10pt" fo:font-style="normal" fo:font-weight="normal" officeooo:paragraph-rsid="005c8368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10pt" fo:font-style="normal" fo:font-weight="normal" officeooo:paragraph-rsid="006c71f9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Segoe UI1" fo:font-size="10pt" fo:font-style="normal" fo:font-weight="normal" officeooo:paragraph-rsid="0057ba91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Segoe UI1" fo:font-size="10pt" fo:font-weight="normal" officeooo:paragraph-rsid="0057ba91" style:font-size-asian="10pt" style:font-weight-asian="normal" style:font-size-complex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1" fo:font-size="10pt" officeooo:paragraph-rsid="0049a198" style:font-size-asian="10pt" style:font-size-complex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1" fo:font-size="10pt" officeooo:paragraph-rsid="005aab27" style:font-size-asian="10pt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1" fo:font-size="10pt" officeooo:paragraph-rsid="005615e1" style:font-size-asian="10pt" style:font-size-complex="10pt"/>
    </style:style>
    <style:style style:name="P66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122cc8" officeooo:paragraph-rsid="00122cc8" style:font-size-asian="12pt" style:font-style-asian="normal" style:font-weight-asian="bold" style:font-size-complex="12pt"/>
    </style:style>
    <style:style style:name="P67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style:font-size-asian="12pt" style:font-style-asian="normal" style:font-weight-asian="bold" style:font-size-complex="12pt"/>
    </style:style>
    <style:style style:name="P68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paragraph-rsid="00122cc8" style:font-size-asian="12pt" style:font-style-asian="normal" style:font-weight-asian="bold" style:font-size-complex="12pt"/>
    </style:style>
    <style:style style:name="P69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77243c" officeooo:paragraph-rsid="0077243c" style:font-size-asian="12pt" style:font-style-asian="normal" style:font-weight-asian="bold" style:font-size-complex="12pt"/>
    </style:style>
    <style:style style:name="P70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28d7e6" officeooo:paragraph-rsid="0028d7e6" style:font-size-asian="12pt" style:font-style-asian="normal" style:font-weight-asian="bold" style:font-size-complex="12pt"/>
    </style:style>
    <style:style style:name="P71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font-name="Segoe UI1" fo:font-size="12pt" fo:font-style="normal" fo:font-weight="bold" officeooo:rsid="0079bd3b" officeooo:paragraph-rsid="0079bd3b" style:font-size-asian="12pt" style:font-style-asian="normal" style:font-weight-asian="bold" style:font-size-complex="12pt"/>
    </style:style>
    <style:style style:name="P72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28621d" officeooo:paragraph-rsid="0028621d" style:letter-kerning="true" style:font-size-asian="12pt" style:font-style-asian="normal" style:font-weight-asian="bold" style:font-size-complex="12pt" style:text-emphasize="none"/>
    </style:style>
    <style:style style:name="P73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122cc8" officeooo:paragraph-rsid="00122cc8" style:letter-kerning="true" style:font-size-asian="12pt" style:font-style-asian="normal" style:font-weight-asian="bold" style:font-size-complex="12pt" style:text-emphasize="none"/>
    </style:style>
    <style:style style:name="P74" style:family="paragraph" style:parent-style-name="Standard">
      <style:paragraph-properties fo:margin-top="0.3cm" fo:margin-bottom="0.101cm" loext:contextual-spacing="false"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77243c" officeooo:paragraph-rsid="0077243c" style:letter-kerning="true" style:font-size-asian="12pt" style:font-style-asian="normal" style:font-weight-asian="bold" style:font-size-complex="12pt" style:text-emphasize="none"/>
    </style:style>
    <style:style style:name="P75" style:family="paragraph" style:parent-style-name="Standard">
      <style:paragraph-properties fo:margin-top="0.3cm" fo:margin-bottom="0.101cm" loext:contextual-spacing="false" fo:text-align="center" style:justify-single-word="false"/>
      <style:text-properties style:font-name="Segoe UI1" fo:font-size="12pt" officeooo:paragraph-rsid="00122cc8" style:font-size-asian="12pt" style:font-size-complex="12pt"/>
    </style:style>
    <style:style style:name="P76" style:family="paragraph" style:parent-style-name="Standard">
      <style:paragraph-properties fo:margin-top="0.3cm" fo:margin-bottom="0.101cm" loext:contextual-spacing="false" fo:text-align="center" style:justify-single-word="false"/>
      <style:text-properties style:font-name="Segoe UI1" fo:font-size="12pt" fo:font-weight="bold" officeooo:paragraph-rsid="0028d7e6" style:font-size-asian="12pt" style:font-weight-asian="bold" style:font-size-complex="12pt"/>
    </style:style>
    <style:style style:name="P77" style:family="paragraph" style:parent-style-name="Standard" style:master-page-name="Civ_20_Overview">
      <style:paragraph-properties fo:margin-top="0.3cm" fo:margin-bottom="0.101cm" loext:contextual-spacing="false" fo:text-align="center" style:justify-single-word="false" style:page-number="auto"/>
      <style:text-properties fo:color="#cc0000" style:font-name="Segoe UI1" fo:font-size="12pt" fo:font-style="normal" fo:font-weight="bold" officeooo:rsid="00122cc8" officeooo:paragraph-rsid="00122cc8" style:font-size-asian="12pt" style:font-style-asian="normal" style:font-weight-asian="bold" style:font-size-complex="12pt"/>
    </style:style>
    <style:style style:name="P78" style:family="paragraph">
      <loext:graphic-properties draw:fill="none" draw:fill-color="#ffffff"/>
      <style:text-properties fo:font-size="10pt" style:font-size-asian="10.5pt" style:font-size-complex="12pt"/>
    </style:style>
    <style:style style:name="T1" style:family="text">
      <style:text-properties fo:color="#cc0000" fo:font-style="normal" fo:font-weight="normal" style:font-style-asian="normal" style:font-weight-asian="normal"/>
    </style:style>
    <style:style style:name="T2" style:family="text">
      <style:text-properties fo:color="#cc0000" fo:font-style="normal" fo:font-weight="normal" officeooo:rsid="00333436" style:font-style-asian="normal" style:font-weight-asian="normal"/>
    </style:style>
    <style:style style:name="T3" style:family="text">
      <style:text-properties fo:color="#cc0000" fo:font-style="normal" fo:font-weight="normal" style:font-style-asian="normal" style:font-weight-asian="normal" style:font-weight-complex="normal"/>
    </style:style>
    <style:style style:name="T4" style:family="text">
      <style:text-properties fo:color="#cc0000" fo:font-style="normal" fo:font-weight="normal" officeooo:rsid="006b64e3" style:font-style-asian="normal" style:font-weight-asian="normal"/>
    </style:style>
    <style:style style:name="T5" style:family="text">
      <style:text-properties fo:color="#cc0000" fo:font-style="normal" fo:font-weight="bold" officeooo:rsid="00122cc8" style:font-style-asian="normal" style:font-weight-asian="bold"/>
    </style:style>
    <style:style style:name="T6" style:family="text">
      <style:text-properties fo:color="#cc0000" fo:font-style="normal" fo:font-weight="bold" officeooo:rsid="0079bd3b" style:font-style-asian="normal" style:font-weight-asian="bold"/>
    </style:style>
    <style:style style:name="T7" style:family="text">
      <style:text-properties fo:color="#cc0000" fo:font-style="normal" style:font-style-asian="normal"/>
    </style:style>
    <style:style style:name="T8" style:family="text">
      <style:text-properties fo:color="#cc0000" fo:font-style="normal" officeooo:rsid="0028d7e6" style:font-style-asian="normal"/>
    </style:style>
    <style:style style:name="T9" style:family="text">
      <style:text-properties fo:color="#000000" fo:font-weight="normal" style:font-weight-asian="normal"/>
    </style:style>
    <style:style style:name="T10" style:family="text">
      <style:text-properties fo:color="#000000" fo:font-weight="normal" officeooo:rsid="0050a78e" style:font-weight-asian="normal"/>
    </style:style>
    <style:style style:name="T11" style:family="text">
      <style:text-properties fo:color="#000000" fo:font-weight="normal" officeooo:rsid="003ea31c" style:font-weight-asian="normal"/>
    </style:style>
    <style:style style:name="T12" style:family="text">
      <style:text-properties fo:color="#000000" fo:font-weight="normal" officeooo:rsid="0054872d" style:font-weight-asian="normal"/>
    </style:style>
    <style:style style:name="T13" style:family="text">
      <style:text-properties fo:color="#000000" fo:font-weight="normal" officeooo:rsid="003f6549" style:font-weight-asian="normal"/>
    </style:style>
    <style:style style:name="T14" style:family="text">
      <style:text-properties fo:color="#000000" fo:font-weight="normal" officeooo:rsid="0041507c" style:font-weight-asian="normal"/>
    </style:style>
    <style:style style:name="T15" style:family="text">
      <style:text-properties fo:color="#000000" fo:font-weight="normal" officeooo:rsid="0043df88" style:font-weight-asian="normal"/>
    </style:style>
    <style:style style:name="T16" style:family="text">
      <style:text-properties fo:color="#000000" fo:font-weight="normal" officeooo:rsid="0049c200" style:font-weight-asian="normal"/>
    </style:style>
    <style:style style:name="T17" style:family="text">
      <style:text-properties fo:color="#000000" fo:font-weight="normal" officeooo:rsid="0028621d" style:font-weight-asian="normal"/>
    </style:style>
    <style:style style:name="T18" style:family="text">
      <style:text-properties fo:color="#000000" fo:font-weight="normal" officeooo:rsid="0036afb8" style:font-weight-asian="normal"/>
    </style:style>
    <style:style style:name="T19" style:family="text">
      <style:text-properties fo:color="#000000" fo:font-weight="normal" officeooo:rsid="004a5ba5" style:font-weight-asian="normal"/>
    </style:style>
    <style:style style:name="T20" style:family="text">
      <style:text-properties fo:color="#000000" fo:font-weight="normal" officeooo:rsid="0049a198" style:font-weight-asian="normal"/>
    </style:style>
    <style:style style:name="T21" style:family="text">
      <style:text-properties fo:color="#000000" fo:font-weight="normal" officeooo:rsid="00333436" style:font-weight-asian="normal"/>
    </style:style>
    <style:style style:name="T22" style:family="text">
      <style:text-properties fo:color="#000000" fo:font-weight="normal" officeooo:rsid="0045687e" style:font-weight-asian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77243c" style:font-weight-asian="normal" style:font-weight-complex="normal"/>
    </style:style>
    <style:style style:name="T25" style:family="text">
      <style:text-properties fo:color="#000000" fo:font-weight="normal" officeooo:rsid="002e045a" style:font-weight-asian="normal"/>
    </style:style>
    <style:style style:name="T26" style:family="text">
      <style:text-properties fo:color="#000000" fo:font-weight="normal" officeooo:rsid="0047b203" style:font-weight-asian="normal"/>
    </style:style>
    <style:style style:name="T27" style:family="text">
      <style:text-properties fo:color="#000000" fo:font-weight="normal" officeooo:rsid="0028d7e6" style:font-weight-asian="normal"/>
    </style:style>
    <style:style style:name="T28" style:family="text">
      <style:text-properties fo:color="#000000" fo:font-weight="normal" officeooo:rsid="0031565c" style:font-weight-asian="normal"/>
    </style:style>
    <style:style style:name="T29" style:family="text">
      <style:text-properties fo:color="#000000" fo:font-weight="normal" officeooo:rsid="00448327" style:font-weight-asian="normal"/>
    </style:style>
    <style:style style:name="T30" style:family="text">
      <style:text-properties fo:color="#000000" fo:font-weight="normal" officeooo:rsid="0028545f" style:font-weight-asian="normal"/>
    </style:style>
    <style:style style:name="T31" style:family="text">
      <style:text-properties fo:color="#000000" fo:font-weight="normal" officeooo:rsid="002c0cb2" style:font-weight-asian="normal"/>
    </style:style>
    <style:style style:name="T32" style:family="text">
      <style:text-properties fo:color="#000000" fo:font-weight="normal" officeooo:rsid="0029e7a1" style:font-weight-asian="normal"/>
    </style:style>
    <style:style style:name="T33" style:family="text">
      <style:text-properties fo:color="#000000" fo:font-weight="normal" officeooo:rsid="00494c1b" style:font-weight-asian="normal"/>
    </style:style>
    <style:style style:name="T34" style:family="text">
      <style:text-properties fo:color="#000000" fo:font-weight="normal" officeooo:rsid="004a84e0" style:font-weight-asian="normal"/>
    </style:style>
    <style:style style:name="T35" style:family="text">
      <style:text-properties fo:color="#000000" fo:font-weight="normal" officeooo:rsid="004c309e" style:font-weight-asian="normal"/>
    </style:style>
    <style:style style:name="T36" style:family="text">
      <style:text-properties fo:color="#000000" fo:font-weight="normal" officeooo:rsid="004c4fbd" style:font-weight-asian="normal"/>
    </style:style>
    <style:style style:name="T37" style:family="text">
      <style:text-properties fo:color="#000000" fo:font-weight="normal" officeooo:rsid="005615e1" style:font-weight-asian="normal"/>
    </style:style>
    <style:style style:name="T38" style:family="text">
      <style:text-properties fo:color="#000000" fo:font-weight="normal" officeooo:rsid="0057ba91" style:font-weight-asian="normal"/>
    </style:style>
    <style:style style:name="T39" style:family="text">
      <style:text-properties fo:color="#000000" fo:font-weight="normal" officeooo:rsid="005aab27" style:font-weight-asian="normal"/>
    </style:style>
    <style:style style:name="T40" style:family="text">
      <style:text-properties fo:color="#000000" fo:font-weight="normal" officeooo:rsid="005c1722" style:font-weight-asian="normal"/>
    </style:style>
    <style:style style:name="T41" style:family="text">
      <style:text-properties fo:color="#000000" fo:font-weight="normal" officeooo:rsid="005d161b" style:font-weight-asian="normal"/>
    </style:style>
    <style:style style:name="T42" style:family="text">
      <style:text-properties fo:color="#000000" fo:font-weight="normal" officeooo:rsid="005d9d1f" style:font-weight-asian="normal"/>
    </style:style>
    <style:style style:name="T43" style:family="text">
      <style:text-properties fo:color="#000000" fo:font-weight="normal" officeooo:rsid="005f766f" style:font-weight-asian="normal"/>
    </style:style>
    <style:style style:name="T44" style:family="text">
      <style:text-properties fo:color="#000000" fo:font-weight="normal" officeooo:rsid="006281f0" style:font-weight-asian="normal"/>
    </style:style>
    <style:style style:name="T45" style:family="text">
      <style:text-properties fo:color="#000000" fo:font-weight="normal" officeooo:rsid="006f67f2" style:font-weight-asian="normal"/>
    </style:style>
    <style:style style:name="T46" style:family="text">
      <style:text-properties fo:color="#000000" fo:font-weight="normal" officeooo:rsid="006a1e7d" style:font-weight-asian="normal"/>
    </style:style>
    <style:style style:name="T47" style:family="text">
      <style:text-properties fo:color="#000000" fo:font-weight="normal" officeooo:rsid="006bee96" style:font-weight-asian="normal"/>
    </style:style>
    <style:style style:name="T48" style:family="text">
      <style:text-properties fo:color="#000000" fo:font-weight="normal" officeooo:rsid="0072f113" style:font-weight-asian="normal"/>
    </style:style>
    <style:style style:name="T49" style:family="text">
      <style:text-properties fo:color="#000000" fo:font-weight="normal" officeooo:rsid="00747198" style:font-weight-asian="normal"/>
    </style:style>
    <style:style style:name="T50" style:family="text">
      <style:text-properties fo:color="#000000" fo:font-weight="normal" officeooo:rsid="0077243c" style:font-weight-asian="normal"/>
    </style:style>
    <style:style style:name="T51" style:family="text">
      <style:text-properties fo:color="#000000" fo:font-weight="normal" officeooo:rsid="0079bd3b" style:font-weight-asian="normal"/>
    </style:style>
    <style:style style:name="T52" style:family="text">
      <style:text-properties fo:color="#000000" fo:font-weight="normal" officeooo:rsid="007aebcb" style:font-weight-asian="normal"/>
    </style:style>
    <style:style style:name="T53" style:family="text">
      <style:text-properties fo:color="#000000" fo:font-weight="normal" officeooo:rsid="007c99d0" style:font-weight-asian="normal"/>
    </style:style>
    <style:style style:name="T54" style:family="text">
      <style:text-properties fo:color="#000000" fo:font-weight="normal" officeooo:rsid="0035d7f8" style:font-weight-asian="normal"/>
    </style:style>
    <style:style style:name="T55" style:family="text">
      <style:text-properties fo:color="#000000" fo:font-weight="normal" officeooo:rsid="005153aa" style:font-weight-asian="normal"/>
    </style:style>
    <style:style style:name="T56" style:family="text">
      <style:text-properties fo:color="#000000" fo:font-weight="normal" officeooo:rsid="007e0f36" style:font-weight-asian="normal"/>
    </style:style>
    <style:style style:name="T57" style:family="text">
      <style:text-properties fo:color="#000000" fo:font-weight="normal" officeooo:rsid="006bb068" style:font-weight-asian="normal"/>
    </style:style>
    <style:style style:name="T58" style:family="text">
      <style:text-properties fo:color="#000000" fo:font-weight="normal" officeooo:rsid="00530628" style:font-weight-asian="normal"/>
    </style:style>
    <style:style style:name="T59" style:family="text">
      <style:text-properties fo:color="#000000" fo:font-weight="normal" officeooo:rsid="00813913" style:font-weight-asian="normal"/>
    </style:style>
    <style:style style:name="T60" style:family="text">
      <style:text-properties fo:color="#000000" fo:font-weight="normal" officeooo:rsid="00858fa7" style:font-weight-asian="normal"/>
    </style:style>
    <style:style style:name="T61" style:family="text">
      <style:text-properties fo:color="#000000" fo:font-weight="normal" officeooo:rsid="008f39ee" style:font-weight-asian="normal"/>
    </style:style>
    <style:style style:name="T62" style:family="text">
      <style:text-properties fo:color="#000000" fo:font-weight="normal" officeooo:rsid="0092a6d3" style:font-weight-asian="normal"/>
    </style:style>
    <style:style style:name="T63" style:family="text">
      <style:text-properties fo:color="#000000" fo:font-weight="normal" officeooo:rsid="0093d0b8" style:font-weight-asian="normal"/>
    </style:style>
    <style:style style:name="T64" style:family="text">
      <style:text-properties fo:color="#000000" fo:font-weight="normal" officeooo:rsid="009a6057" style:font-weight-asian="normal"/>
    </style:style>
    <style:style style:name="T65" style:family="text">
      <style:text-properties fo:color="#000000" fo:font-weight="normal" officeooo:rsid="00a22750" style:font-weight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fo:font-style="normal" fo:font-weight="normal" officeooo:rsid="0041507c" style:font-style-asian="normal" style:font-weight-asian="normal"/>
    </style:style>
    <style:style style:name="T68" style:family="text">
      <style:text-properties fo:color="#000000" fo:font-style="normal" fo:font-weight="normal" officeooo:rsid="0054872d" style:font-style-asian="normal" style:font-weight-asian="normal"/>
    </style:style>
    <style:style style:name="T69" style:family="text">
      <style:text-properties fo:color="#000000" fo:font-style="normal" fo:font-weight="normal" officeooo:rsid="002e045a" style:font-style-asian="normal" style:font-weight-asian="normal"/>
    </style:style>
    <style:style style:name="T70" style:family="text">
      <style:text-properties fo:color="#000000" fo:font-style="normal" fo:font-weight="normal" officeooo:rsid="0028621d" style:font-style-asian="normal" style:font-weight-asian="normal"/>
    </style:style>
    <style:style style:name="T71" style:family="text">
      <style:text-properties fo:color="#000000" fo:font-style="normal" fo:font-weight="normal" officeooo:rsid="002f7e4b" style:font-style-asian="normal" style:font-weight-asian="normal"/>
    </style:style>
    <style:style style:name="T72" style:family="text">
      <style:text-properties fo:color="#000000" fo:font-style="normal" fo:font-weight="normal" officeooo:rsid="0028545f" style:font-style-asian="normal" style:font-weight-asian="normal"/>
    </style:style>
    <style:style style:name="T73" style:family="text">
      <style:text-properties fo:color="#000000" fo:font-style="normal" fo:font-weight="normal" officeooo:rsid="004a5ba5" style:font-style-asian="normal" style:font-weight-asian="normal"/>
    </style:style>
    <style:style style:name="T74" style:family="text">
      <style:text-properties fo:color="#000000" fo:font-style="normal" fo:font-weight="normal" officeooo:rsid="004a84e0" style:font-style-asian="normal" style:font-weight-asian="normal"/>
    </style:style>
    <style:style style:name="T75" style:family="text">
      <style:text-properties fo:color="#000000" fo:font-style="normal" fo:font-weight="normal" officeooo:rsid="004c309e" style:font-style-asian="normal" style:font-weight-asian="normal"/>
    </style:style>
    <style:style style:name="T76" style:family="text">
      <style:text-properties fo:color="#000000" fo:font-style="normal" fo:font-weight="normal" officeooo:rsid="004cbf60" style:font-style-asian="normal" style:font-weight-asian="normal"/>
    </style:style>
    <style:style style:name="T77" style:family="text">
      <style:text-properties fo:color="#000000" fo:font-style="normal" fo:font-weight="normal" officeooo:rsid="0054431d" style:font-style-asian="normal" style:font-weight-asian="normal"/>
    </style:style>
    <style:style style:name="T78" style:family="text">
      <style:text-properties fo:color="#000000" fo:font-style="normal" fo:font-weight="normal" officeooo:rsid="005f766f" style:font-style-asian="normal" style:font-weight-asian="normal"/>
    </style:style>
    <style:style style:name="T79" style:family="text">
      <style:text-properties fo:color="#000000" fo:font-style="normal" fo:font-weight="normal" officeooo:rsid="00650f9a" style:font-style-asian="normal" style:font-weight-asian="normal"/>
    </style:style>
    <style:style style:name="T80" style:family="text">
      <style:text-properties fo:color="#000000" fo:font-style="normal" fo:font-weight="normal" officeooo:rsid="006bee96" style:font-style-asian="normal" style:font-weight-asian="normal"/>
    </style:style>
    <style:style style:name="T81" style:family="text">
      <style:text-properties fo:color="#000000" fo:font-style="normal" fo:font-weight="normal" officeooo:rsid="006c71f9" style:font-style-asian="normal" style:font-weight-asian="normal"/>
    </style:style>
    <style:style style:name="T82" style:family="text">
      <style:text-properties fo:color="#000000" fo:font-style="normal" fo:font-weight="normal" officeooo:rsid="00747198" style:font-style-asian="normal" style:font-weight-asian="normal"/>
    </style:style>
    <style:style style:name="T83" style:family="text">
      <style:text-properties fo:color="#000000" fo:font-style="normal" fo:font-weight="normal" officeooo:rsid="0074c57f" style:font-style-asian="normal" style:font-weight-asian="normal"/>
    </style:style>
    <style:style style:name="T84" style:family="text">
      <style:text-properties fo:color="#000000" fo:font-style="normal" fo:font-weight="normal" officeooo:rsid="00766933" style:font-style-asian="normal" style:font-weight-asian="normal"/>
    </style:style>
    <style:style style:name="T85" style:family="text">
      <style:text-properties fo:color="#000000" fo:font-style="normal" fo:font-weight="normal" officeooo:rsid="0077243c" style:font-style-asian="normal" style:font-weight-asian="normal"/>
    </style:style>
    <style:style style:name="T86" style:family="text">
      <style:text-properties fo:color="#000000" fo:font-style="normal" fo:font-weight="normal" officeooo:rsid="0079bd3b" style:font-style-asian="normal" style:font-weight-asian="normal"/>
    </style:style>
    <style:style style:name="T87" style:family="text">
      <style:text-properties fo:color="#000000" fo:font-style="normal" fo:font-weight="normal" officeooo:rsid="0071a4ff" style:font-style-asian="normal" style:font-weight-asian="normal"/>
    </style:style>
    <style:style style:name="T88" style:family="text">
      <style:text-properties fo:color="#000000" fo:font-style="normal" fo:font-weight="normal" officeooo:rsid="00674542" style:font-style-asian="normal" style:font-weight-asian="normal"/>
    </style:style>
    <style:style style:name="T89" style:family="text">
      <style:text-properties fo:color="#000000" fo:font-style="normal" fo:font-weight="normal" officeooo:rsid="00813913" style:font-style-asian="normal" style:font-weight-asian="normal"/>
    </style:style>
    <style:style style:name="T90" style:family="text">
      <style:text-properties fo:color="#000000" fo:font-style="normal" fo:font-weight="normal" officeooo:rsid="008440f5" style:font-style-asian="normal" style:font-weight-asian="normal"/>
    </style:style>
    <style:style style:name="T91" style:family="text">
      <style:text-properties fo:color="#000000" fo:font-style="normal" fo:font-weight="normal" officeooo:rsid="008674b9" style:font-style-asian="normal" style:font-weight-asian="normal"/>
    </style:style>
    <style:style style:name="T92" style:family="text">
      <style:text-properties fo:color="#000000" fo:font-style="normal" fo:font-weight="normal" officeooo:rsid="00987d00" style:font-style-asian="normal" style:font-weight-asian="normal"/>
    </style:style>
    <style:style style:name="T93" style:family="text">
      <style:text-properties fo:color="#000000" fo:font-style="normal" fo:font-weight="normal" officeooo:rsid="00a22750" style:font-style-asian="normal" style:font-weight-asian="normal"/>
    </style:style>
    <style:style style:name="T94" style:family="text">
      <style:text-properties fo:color="#000000" fo:font-style="normal" fo:font-weight="normal" officeooo:rsid="00660257" style:font-name-asian="SimSun" style:font-style-asian="normal" style:font-weight-asian="normal" style:font-name-complex="Mangal"/>
    </style:style>
    <style:style style:name="T95" style:family="text">
      <style:text-properties fo:color="#000000" fo:font-style="normal" fo:font-weight="normal" officeooo:rsid="005aab27" style:font-name-asian="SimSun" style:font-style-asian="normal" style:font-weight-asian="normal" style:font-name-complex="Mangal"/>
    </style:style>
    <style:style style:name="T96" style:family="text">
      <style:text-properties fo:color="#000000" style:font-name="Segoe UI" fo:font-style="normal" fo:font-weight="normal" officeooo:rsid="00660257" style:font-name-asian="Segoe UI" style:font-style-asian="normal" style:font-weight-asian="normal" style:font-name-complex="Segoe UI"/>
    </style:style>
    <style:style style:name="T97" style:family="text">
      <style:text-properties officeooo:rsid="0028d7e6"/>
    </style:style>
    <style:style style:name="T98" style:family="text">
      <style:text-properties officeooo:rsid="0029e7a1"/>
    </style:style>
    <style:style style:name="T99" style:family="text">
      <style:text-properties officeooo:rsid="0045687e"/>
    </style:style>
    <style:style style:name="T100" style:family="text">
      <style:text-properties officeooo:rsid="0047b203"/>
    </style:style>
    <style:style style:name="T101" style:family="text">
      <style:text-properties fo:font-weight="normal" style:font-weight-asian="normal"/>
    </style:style>
    <style:style style:name="T102" style:family="text">
      <style:text-properties fo:font-weight="normal" officeooo:rsid="0043df88" style:font-weight-asian="normal"/>
    </style:style>
    <style:style style:name="T103" style:family="text">
      <style:text-properties fo:font-weight="normal" officeooo:rsid="0054872d" style:font-weight-asian="normal"/>
    </style:style>
    <style:style style:name="T104" style:family="text">
      <style:text-properties fo:font-weight="normal" officeooo:rsid="004cd521" style:font-weight-asian="normal"/>
    </style:style>
    <style:style style:name="T105" style:family="text">
      <style:text-properties fo:font-weight="normal" officeooo:rsid="0028d7e6" style:font-weight-asian="normal"/>
    </style:style>
    <style:style style:name="T106" style:family="text">
      <style:text-properties fo:font-weight="normal" officeooo:rsid="0031565c" style:font-weight-asian="normal"/>
    </style:style>
    <style:style style:name="T107" style:family="text">
      <style:text-properties fo:font-weight="normal" officeooo:rsid="0041507c" style:font-weight-asian="normal"/>
    </style:style>
    <style:style style:name="T108" style:family="text">
      <style:text-properties fo:font-weight="normal" officeooo:rsid="004a5ba5" style:font-weight-asian="normal"/>
    </style:style>
    <style:style style:name="T109" style:family="text">
      <style:text-properties fo:font-weight="normal" officeooo:rsid="003ea31c" style:font-weight-asian="normal"/>
    </style:style>
    <style:style style:name="T110" style:family="text">
      <style:text-properties fo:font-weight="normal" officeooo:rsid="0049c200" style:font-weight-asian="normal"/>
    </style:style>
    <style:style style:name="T111" style:family="text">
      <style:text-properties fo:font-weight="normal" officeooo:rsid="00494c1b" style:font-weight-asian="normal"/>
    </style:style>
    <style:style style:name="T112" style:family="text">
      <style:text-properties fo:font-weight="normal" officeooo:rsid="004934bb" style:font-weight-asian="normal"/>
    </style:style>
    <style:style style:name="T113" style:family="text">
      <style:text-properties fo:font-weight="normal" officeooo:rsid="0029e7a1" style:font-weight-asian="normal"/>
    </style:style>
    <style:style style:name="T114" style:family="text">
      <style:text-properties fo:font-weight="normal" officeooo:rsid="00333436" style:font-weight-asian="normal"/>
    </style:style>
    <style:style style:name="T115" style:family="text">
      <style:text-properties fo:font-weight="normal" officeooo:rsid="004a84e0" style:font-weight-asian="normal"/>
    </style:style>
    <style:style style:name="T116" style:family="text">
      <style:text-properties fo:font-weight="normal" officeooo:rsid="004c309e" style:font-weight-asian="normal"/>
    </style:style>
    <style:style style:name="T117" style:family="text">
      <style:text-properties fo:font-weight="normal" officeooo:rsid="005615e1" style:font-weight-asian="normal"/>
    </style:style>
    <style:style style:name="T118" style:family="text">
      <style:text-properties fo:font-weight="normal" officeooo:rsid="0057ba91" style:font-weight-asian="normal"/>
    </style:style>
    <style:style style:name="T119" style:family="text">
      <style:text-properties fo:font-weight="normal" officeooo:rsid="00587255" style:font-weight-asian="normal"/>
    </style:style>
    <style:style style:name="T120" style:family="text">
      <style:text-properties fo:font-weight="normal" officeooo:rsid="005b114f" style:font-weight-asian="normal"/>
    </style:style>
    <style:style style:name="T121" style:family="text">
      <style:text-properties fo:font-weight="normal" officeooo:rsid="005d9d1f" style:font-weight-asian="normal"/>
    </style:style>
    <style:style style:name="T122" style:family="text">
      <style:text-properties fo:font-weight="normal" officeooo:rsid="00616826" style:font-weight-asian="normal"/>
    </style:style>
    <style:style style:name="T123" style:family="text">
      <style:text-properties fo:font-weight="normal" officeooo:rsid="006a1e7d" style:font-weight-asian="normal"/>
    </style:style>
    <style:style style:name="T124" style:family="text">
      <style:text-properties fo:font-weight="normal" officeooo:rsid="00729451" style:font-weight-asian="normal"/>
    </style:style>
    <style:style style:name="T125" style:family="text">
      <style:text-properties fo:font-weight="normal" officeooo:rsid="0074c57f" style:font-weight-asian="normal"/>
    </style:style>
    <style:style style:name="T126" style:family="text">
      <style:text-properties fo:font-weight="normal" officeooo:rsid="0079bd3b" style:font-weight-asian="normal"/>
    </style:style>
    <style:style style:name="T127" style:family="text">
      <style:text-properties fo:font-weight="normal" officeooo:rsid="007aebcb" style:font-weight-asian="normal"/>
    </style:style>
    <style:style style:name="T128" style:family="text">
      <style:text-properties fo:font-weight="normal" officeooo:rsid="007c99d0" style:font-weight-asian="normal"/>
    </style:style>
    <style:style style:name="T129" style:family="text">
      <style:text-properties fo:font-weight="normal" officeooo:rsid="007e0f36" style:font-weight-asian="normal"/>
    </style:style>
    <style:style style:name="T130" style:family="text">
      <style:text-properties fo:font-weight="normal" officeooo:rsid="00530628" style:font-weight-asian="normal"/>
    </style:style>
    <style:style style:name="T131" style:family="text">
      <style:text-properties fo:font-weight="normal" officeooo:rsid="004eea60" style:font-weight-asian="normal"/>
    </style:style>
    <style:style style:name="T132" style:family="text">
      <style:text-properties fo:font-weight="normal" officeooo:rsid="00813913" style:font-weight-asian="normal"/>
    </style:style>
    <style:style style:name="T133" style:family="text">
      <style:text-properties fo:font-weight="normal" officeooo:rsid="00858fa7" style:font-weight-asian="normal"/>
    </style:style>
    <style:style style:name="T134" style:family="text">
      <style:text-properties fo:font-weight="normal" officeooo:rsid="008a6be0" style:font-weight-asian="normal"/>
    </style:style>
    <style:style style:name="T135" style:family="text">
      <style:text-properties fo:font-weight="normal" officeooo:rsid="0093ac16" style:font-weight-asian="normal"/>
    </style:style>
    <style:style style:name="T136" style:family="text">
      <style:text-properties fo:font-weight="normal" officeooo:rsid="0094ee25" style:font-weight-asian="normal"/>
    </style:style>
    <style:style style:name="T137" style:family="text">
      <style:text-properties fo:font-weight="normal" officeooo:rsid="009bb3dd" style:font-weight-asian="normal"/>
    </style:style>
    <style:style style:name="T138" style:family="text">
      <style:text-properties fo:font-weight="normal" officeooo:rsid="009ea3ff" style:font-weight-asian="normal"/>
    </style:style>
    <style:style style:name="T139" style:family="text">
      <style:text-properties fo:font-weight="normal" officeooo:rsid="00a22750" style:font-weight-asian="normal"/>
    </style:style>
    <style:style style:name="T140" style:family="text">
      <style:text-properties fo:font-weight="normal" officeooo:rsid="00a385f7" style:font-weight-asian="normal"/>
    </style:style>
    <style:style style:name="T141" style:family="text">
      <style:text-properties fo:font-style="normal" fo:font-weight="normal" style:font-style-asian="normal" style:font-weight-asian="normal"/>
    </style:style>
    <style:style style:name="T142" style:family="text">
      <style:text-properties fo:font-style="normal" fo:font-weight="normal" officeooo:rsid="0028d7e6" style:font-style-asian="normal" style:font-weight-asian="normal"/>
    </style:style>
    <style:style style:name="T143" style:family="text">
      <style:text-properties fo:font-style="normal" fo:font-weight="normal" officeooo:rsid="0033ba6d" style:font-style-asian="normal" style:font-weight-asian="normal"/>
    </style:style>
    <style:style style:name="T144" style:family="text">
      <style:text-properties fo:font-style="normal" fo:font-weight="normal" officeooo:rsid="004a84e0" style:font-style-asian="normal" style:font-weight-asian="normal"/>
    </style:style>
    <style:style style:name="T145" style:family="text">
      <style:text-properties fo:font-style="normal" fo:font-weight="normal" officeooo:rsid="0057ba91" style:font-style-asian="normal" style:font-weight-asian="normal"/>
    </style:style>
    <style:style style:name="T146" style:family="text">
      <style:text-properties fo:font-style="normal" fo:font-weight="normal" officeooo:rsid="005b114f" style:font-style-asian="normal" style:font-weight-asian="normal"/>
    </style:style>
    <style:style style:name="T147" style:family="text">
      <style:text-properties fo:font-style="normal" fo:font-weight="normal" officeooo:rsid="00616826" style:font-style-asian="normal" style:font-weight-asian="normal"/>
    </style:style>
    <style:style style:name="T148" style:family="text">
      <style:text-properties fo:font-style="normal" fo:font-weight="normal" officeooo:rsid="00729451" style:font-style-asian="normal" style:font-weight-asian="normal"/>
    </style:style>
    <style:style style:name="T149" style:family="text">
      <style:text-properties fo:font-style="normal" fo:font-weight="normal" officeooo:rsid="0079bd3b" style:font-style-asian="normal" style:font-weight-asian="normal"/>
    </style:style>
    <style:style style:name="T150" style:family="text">
      <style:text-properties fo:font-style="normal" fo:font-weight="normal" officeooo:rsid="008d5c7e" style:font-style-asian="normal" style:font-weight-asian="normal"/>
    </style:style>
    <style:style style:name="T151" style:family="text">
      <style:text-properties fo:font-style="normal" fo:font-weight="normal" officeooo:rsid="009525fc" style:font-style-asian="normal" style:font-weight-asian="normal"/>
    </style:style>
    <style:style style:name="T152" style:family="text">
      <style:text-properties officeooo:rsid="004da040"/>
    </style:style>
    <style:style style:name="T153" style:family="text">
      <style:text-properties officeooo:rsid="0050bf8e"/>
    </style:style>
    <style:style style:name="T154" style:family="text">
      <style:text-properties officeooo:rsid="0057ba91"/>
    </style:style>
    <style:style style:name="T155" style:family="text">
      <style:text-properties officeooo:rsid="00616826"/>
    </style:style>
    <style:style style:name="T156" style:family="text">
      <style:text-properties officeooo:rsid="00635a22"/>
    </style:style>
    <style:style style:name="T157" style:family="text">
      <style:text-properties officeooo:rsid="0065e84f"/>
    </style:style>
    <style:style style:name="T158" style:family="text">
      <style:text-properties officeooo:rsid="0068345f"/>
    </style:style>
    <style:style style:name="T159" style:family="text">
      <style:text-properties officeooo:rsid="006c71f9"/>
    </style:style>
    <style:style style:name="T16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61" style:family="text">
      <style:text-properties fo:font-variant="normal" fo:text-transform="none" fo:color="#000000" style:text-line-through-style="none" style:text-line-through-type="none" style:font-name="Segoe UI1" fo:font-style="normal" style:text-underline-style="none" fo:font-weight="normal" officeooo:rsid="0029e7a1" style:text-blinking="false" fo:background-color="transparent" loext:char-shading-value="0" style:font-style-asian="normal" style:font-weight-asian="normal"/>
    </style:style>
    <style:style style:name="T162" style:family="text">
      <style:text-properties fo:font-variant="normal" fo:text-transform="none" fo:color="#000000" style:text-line-through-style="none" style:text-line-through-type="none" style:font-name="Segoe UI1" fo:font-style="normal" style:text-underline-style="none" fo:font-weight="normal" officeooo:rsid="0074c57f" style:text-blinking="false" fo:background-color="transparent" loext:char-shading-value="0" style:font-style-asian="normal" style:font-weight-asian="normal"/>
    </style:style>
    <style:style style:name="T163" style:family="text">
      <style:text-properties style:font-name="Segoe UI1" fo:font-style="normal" fo:font-weight="normal" style:font-style-asian="normal" style:font-weight-asian="normal"/>
    </style:style>
    <style:style style:name="T164" style:family="text">
      <style:text-properties style:font-name="Segoe UI1" fo:font-style="normal" fo:font-weight="normal" officeooo:rsid="0029e7a1" style:font-style-asian="normal" style:font-weight-asian="normal"/>
    </style:style>
    <style:style style:name="T165" style:family="text">
      <style:text-properties officeooo:rsid="0072f113"/>
    </style:style>
    <style:style style:name="T166" style:family="text">
      <style:text-properties officeooo:rsid="00747198"/>
    </style:style>
    <style:style style:name="T167" style:family="text">
      <style:text-properties officeooo:rsid="0074c57f"/>
    </style:style>
    <style:style style:name="T168" style:family="text">
      <style:text-properties officeooo:rsid="0077243c"/>
    </style:style>
    <style:style style:name="T169" style:family="text">
      <style:text-properties officeooo:rsid="0079bd3b"/>
    </style:style>
    <style:style style:name="T170" style:family="text">
      <style:text-properties officeooo:rsid="0094ee25"/>
    </style:style>
    <style:style style:name="T171" style:family="text">
      <style:text-properties officeooo:rsid="00a1c929"/>
    </style:style>
    <style:style style:name="T172" style:family="text">
      <style:text-properties fo:font-size="10pt" style:font-size-asian="10.5pt" style:font-size-complex="12pt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draw:frame text:anchor-type="paragraph" draw:z-index="0" draw:style-name="gr1" draw:text-style-name="P78" svg:width="2.692cm" svg:height="0.503cm" svg:x="-0.166cm" svg:y="-0.088cm"><draw:text-box><text:p><text:span text:style-name="T172">Version: 09.04.19</text:span></text:p></draw:text-box></draw:frame>Aztecs</text:p>
      <text:p text:style-name="P63"><text:span text:style-name="T1">Unique Unit: </text:span><text:span text:style-name="T9">Jaguar Warrior (Anti-infantry infantry) </text:span><text:span text:style-name="T10">(Elite: 1000F 500G, 0:45)</text:span></text:p>
      <text:p text:style-name="P2"><text:span text:style-name="T1">Castle Age Tech:</text:span><text:span text:style-name="T9"> Atlatl – Skirmishers, </text:span><text:span text:style-name="T42">Genitours</text:span><text:span text:style-name="T9"> +1 Attack, +1 Range </text:span><text:span text:style-name="T11">(400F 350G, </text:span><text:span text:style-name="T16">0:40</text:span><text:span text:style-name="T11">)</text:span></text:p>
      <text:p text:style-name="P3"><text:span text:style-name="T1">Imperial Age Tech:</text:span><text:span text:style-name="T9"> Garland Wars – </text:span><text:span text:style-name="T35">Infantry </text:span><text:span text:style-name="T9">+4 </text:span><text:span text:style-name="T35">Attack</text:span><text:span text:style-name="T9"> </text:span><text:span text:style-name="T11">(450F 750G, </text:span><text:span text:style-name="T12">1:00)</text:span></text:p>
      <text:p text:style-name="P28">● Villagers carry +5 resources</text:p>
      <text:p text:style-name="P34"><text:span text:style-name="T66">● Milit</text:span><text:span text:style-name="T84">ary</text:span><text:span text:style-name="T66"> units </text:span><text:span text:style-name="T84">(not Monks) </text:span><text:span text:style-name="T66">create</text:span><text:span text:style-name="T84">d</text:span><text:span text:style-name="T66"> 17.6% </text:span><text:span text:style-name="T9">faster</text:span></text:p>
      <text:p text:style-name="P34"><text:span text:style-name="T66">● Monks +5HP </text:span><text:span text:style-name="T69">with each</text:span><text:span text:style-name="T66"> </text:span><text:span text:style-name="T9">Monastery Tech</text:span></text:p>
      <text:p text:style-name="P28">● <text:span text:style-name="T99">start with </text:span>+50 gold </text:p>
      <text:p text:style-name="P32"><text:span text:style-name="T141">Team Bonus:</text:span><text:span text:style-name="T101"> Relics generate +33% Gold</text:span></text:p>
      <text:p text:style-name="P72">Berbers</text:p>
      <text:p text:style-name="P64"><text:span text:style-name="T1">Unique Unit: </text:span><text:span text:style-name="T70">Camel archer </text:span><text:span text:style-name="T9">(</text:span><text:span text:style-name="T17">cavalry archer </text:span><text:span text:style-name="T54">with bonus against other cavalry archers</text:span><text:span text:style-name="T9">) </text:span></text:p>
      <text:p text:style-name="P4"><text:span text:style-name="T19"><text:s/>(Elite: 1000W 500G, 0:45); <text:s text:c="2"/></text:span><text:span text:style-name="T34">Genitour (mounted skirmisher) (Elite: 500F 450W, 1:00</text:span><text:span text:style-name="T39">)</text:span></text:p>
      <text:p text:style-name="P5"><text:span text:style-name="T1">Castle Age Tech:</text:span><text:span text:style-name="T9"> </text:span><text:span text:style-name="T17">Kasbah</text:span><text:span text:style-name="T9"> - </text:span><text:span text:style-name="T17">Team castles work +25% faster </text:span><text:span text:style-name="T11">(250F 250G, </text:span><text:span text:style-name="T16">0:40</text:span><text:span text:style-name="T11">)</text:span></text:p>
      <text:p text:style-name="P1"><text:span text:style-name="T1">Imperial Age Tech: </text:span><text:span text:style-name="T17">Maghrabi Camels</text:span><text:span text:style-name="T9"> - </text:span><text:span text:style-name="T17">Camel troops regenerate </text:span><text:span text:style-name="T18">1HP/4s </text:span><text:span text:style-name="T13">(700F 300G, </text:span><text:span text:style-name="T19">0:40</text:span><text:span text:style-name="T13">)</text:span></text:p>
      <text:p text:style-name="P34"><text:span text:style-name="T66">● </text:span><text:span text:style-name="T70">Villagers move 10% faster</text:span></text:p>
      <text:p text:style-name="P34"><text:span text:style-name="T66">● </text:span><text:span text:style-name="T70">Stable Units cost -</text:span><text:span text:style-name="T82">15</text:span><text:span text:style-name="T70">%/</text:span><text:span text:style-name="T82">20%</text:span><text:span text:style-name="T70"> </text:span><text:span text:style-name="T73">in </text:span><text:span text:style-name="T9">Castle/</text:span><text:span text:style-name="T49">Imperial</text:span></text:p>
      <text:p text:style-name="P34"><text:span text:style-name="T66">● S</text:span><text:span text:style-name="T70">hips move 10% faster</text:span></text:p>
      <text:p text:style-name="P35"><text:span text:style-name="T1">Team Bonus:</text:span><text:span text:style-name="T9"> </text:span><text:span text:style-name="T17">Genitour available </text:span><text:span text:style-name="T35">for allies</text:span></text:p>
      <text:p text:style-name="P73">Britons</text:p>
      <text:p text:style-name="P3"><text:span text:style-name="T1">Unique Unit: </text:span><text:span text:style-name="T9">Longbowman (Long range </text:span><text:span text:style-name="T20">archer</text:span><text:span text:style-name="T9">) </text:span><text:span text:style-name="T55">(Elite: 850F 850G, 1:00)</text:span></text:p>
      <text:p text:style-name="P6"><text:span text:style-name="T1">Castle Age Tech:</text:span><text:span text:style-name="T9"> Yeomen - Foot Archer</text:span><text:span text:style-name="T37">s</text:span><text:span text:style-name="T9"> +1 Range; tower</text:span><text:span text:style-name="T37">s</text:span><text:span text:style-name="T9"> +2 attack </text:span><text:span text:style-name="T11">(</text:span><text:span text:style-name="T13">750</text:span><text:span text:style-name="T12">F</text:span><text:span text:style-name="T13"> 450G, </text:span><text:span text:style-name="T12">1:00</text:span><text:span text:style-name="T13">)</text:span></text:p>
      <text:p text:style-name="P2"><text:span text:style-name="T1">Imperial Age Tech:</text:span><text:span text:style-name="T9"> Warwolf - Trebuchets </text:span><text:span text:style-name="T21">0.5 </text:span><text:span text:style-name="T22">blast </text:span><text:span text:style-name="T21">radius</text:span><text:span text:style-name="T9">, 100% accuracy </text:span><text:span text:style-name="T13">(500W 250G, </text:span><text:span text:style-name="T19">0:40</text:span><text:span text:style-name="T13">)</text:span></text:p>
      <text:p text:style-name="P34"><text:span text:style-name="T66">● Town Centers -50% Wood in Castle </text:span><text:span text:style-name="T9">Age</text:span></text:p>
      <text:p text:style-name="P50"><text:span text:style-name="T66">● Foot archers (not Skirmishers) +1 </text:span><text:span text:style-name="T9">Range in Castle Age, +1 Imperial (2 total)</text:span></text:p>
      <text:p text:style-name="P28">● Shepherds work 25% faster</text:p>
      <text:p text:style-name="P34"><text:span text:style-name="T1">Team Bonus:</text:span><text:span text:style-name="T9"> Archery Ranges 20% </text:span><text:span text:style-name="T23">faster</text:span></text:p>
      <text:p text:style-name="P74">Burmese</text:p>
      <text:p text:style-name="P7"><text:span text:style-name="T1">Unique Unit: </text:span><text:span text:style-name="T85">Arambai</text:span><text:span text:style-name="T9"> (</text:span><text:span text:style-name="T56">Powerful, but inaccurate r</text:span><text:span text:style-name="T50">anged </text:span><text:span text:style-name="T56">c</text:span><text:span text:style-name="T50">avalry</text:span><text:span text:style-name="T9">) </text:span><text:span text:style-name="T55">(Elite: </text:span><text:span text:style-name="T52">100W</text:span><text:span text:style-name="T55"> </text:span><text:span text:style-name="T52">50</text:span><text:span text:style-name="T55">0G, </text:span><text:span text:style-name="T60">1</text:span><text:span text:style-name="T55">:</text:span><text:span text:style-name="T60">0</text:span><text:span text:style-name="T52">5</text:span><text:span text:style-name="T55">)</text:span></text:p>
      <text:p text:style-name="P7"><text:span text:style-name="T1">Castle Age Tech:</text:span><text:span text:style-name="T9"> </text:span><text:span text:style-name="T50">Howdah</text:span><text:span text:style-name="T9"> – </text:span><text:span text:style-name="T50">Battle Elephants +1/+</text:span><text:span text:style-name="T64">1</text:span><text:span text:style-name="T50"> Armor </text:span><text:span text:style-name="T52">(300W </text:span><text:span text:style-name="T64">4</text:span><text:span text:style-name="T52">00F, 0:40)</text:span></text:p>
      <text:p text:style-name="P7"><text:span text:style-name="T1">Imperial Age Tech:</text:span><text:span text:style-name="T9"> </text:span><text:span text:style-name="T50">Manipur </text:span><text:span text:style-name="T52">Cavalry – Cavalry and Arambai +6 attack vs. Buildings </text:span><text:span text:style-name="T61">(only +3 is blockable)</text:span><text:span text:style-name="T52"> (650F 400G, 0:40)</text:span></text:p>
      <text:p text:style-name="P36"><text:span text:style-name="T66">● </text:span><text:span text:style-name="T85">Free Lumbercamp upgrades</text:span></text:p>
      <text:p text:style-name="P51"><text:span text:style-name="T66">● </text:span><text:span text:style-name="T85">Infantry +1 attack per Age </text:span><text:span text:style-name="T90">(</text:span><text:span text:style-name="T91">starting from Feudal</text:span><text:span text:style-name="T90"> Age)</text:span></text:p>
      <text:p text:style-name="P29">● <text:span text:style-name="T168">Monastery techs 50% cheaper</text:span></text:p>
      <text:p text:style-name="P36"><text:span text:style-name="T3">Team Bonus:</text:span><text:span text:style-name="T23"> </text:span><text:span text:style-name="T24">Relics visible on map</text:span></text:p>
      <text:p text:style-name="P66">Byzantines</text:p>
      <text:p text:style-name="P63"><text:span text:style-name="T1">Unique Unit: </text:span><text:span text:style-name="T9">Cataphract (Anti-infantry cav.) </text:span><text:span text:style-name="T55">(Elite: 1600F 800G, 0:50)</text:span></text:p>
      <text:p text:style-name="P2"><text:span text:style-name="T1">Castle Age Tech:</text:span><text:span text:style-name="T9"> Greek Fire - Fire ships +1 range </text:span><text:span text:style-name="T11">(250F </text:span><text:span text:style-name="T49">30</text:span><text:span text:style-name="T11">0G, </text:span><text:span text:style-name="T16">0:40</text:span><text:span text:style-name="T11">)</text:span></text:p>
      <text:p text:style-name="P3"><text:span text:style-name="T1">Imperial Age Tech:</text:span><text:span text:style-name="T9"> Logistica - Cataphracts </text:span><text:span text:style-name="T25">5 </text:span><text:span text:style-name="T36">blast</text:span><text:span text:style-name="T25"> dmg </text:span><text:span text:style-name="T22">(0.5 blast radius)</text:span><text:span text:style-name="T9">,+6 bonus dmg vs. Infantry </text:span><text:span text:style-name="T13">(1000F 600G, </text:span><text:span text:style-name="T12">0:50</text:span><text:span text:style-name="T13">)</text:span></text:p>
      <text:p text:style-name="P50"><text:span text:style-name="T66">● Buildings </text:span><text:span text:style-name="T75">(</text:span><text:span text:style-name="T76">except</text:span><text:span text:style-name="T75"> </text:span><text:span text:style-name="T76">Gates</text:span><text:span text:style-name="T75">) </text:span><text:span text:style-name="T66">+10/20/30/40% HP in </text:span><text:span text:style-name="T9">Dark/Feudal/Castle/Imperial Age</text:span></text:p>
      <text:p text:style-name="P34"><text:span text:style-name="T66">● Camels, skirmishers, </text:span><text:span text:style-name="T74">spear-line</text:span><text:span text:style-name="T9"> <text:s/>cost 25% less</text:span></text:p>
      <text:p text:style-name="P28">● Fire Ships attack 2<text:span text:style-name="T153">0</text:span>% faster</text:p>
      <text:p text:style-name="P28">● Town Watch is free</text:p>
      <text:p text:style-name="P28">● Advance to Imperial Age costs -33%</text:p>
      <text:p text:style-name="P34"><text:span text:style-name="T1"><text:s/>Team Bonus:</text:span><text:span text:style-name="T9"> Monks +50% heal speed</text:span></text:p>
      <text:p text:style-name="P66">Celts</text:p>
      <text:p text:style-name="P65"><text:span text:style-name="T1">Unique Unit: </text:span><text:span text:style-name="T9">Woad Raider (fast infantry) <text:s text:c="2"/></text:span></text:p>
      <text:p text:style-name="P26"><text:s/>(Elite: 1000F 800G, 0:45)</text:p>
      <text:p text:style-name="P2"><text:span text:style-name="T1">Castle Age Tech:</text:span><text:span text:style-name="T9"> Stronghold - Castles &amp; towers fire 2</text:span><text:span text:style-name="T21">5</text:span><text:span text:style-name="T9">% faster. </text:span><text:span text:style-name="T13">(250F 200G, </text:span><text:span text:style-name="T16">0:30</text:span><text:span text:style-name="T13">)</text:span></text:p>
      <text:p text:style-name="P3"><text:span text:style-name="T1">Imperial Age Tech:</text:span><text:span text:style-name="T9"> Furor Celtica – </text:span><text:span text:style-name="T39">Siege </text:span><text:span text:style-name="T62">Works. units</text:span><text:span text:style-name="T39"> </text:span><text:span text:style-name="T9">+40% HP </text:span><text:span text:style-name="T13">(750F 450G, </text:span><text:span text:style-name="T12">0:50</text:span><text:span text:style-name="T13">)</text:span></text:p>
      <text:p text:style-name="P28">● Lumberjacks work 15% faster</text:p>
      <text:p text:style-name="P28">● Infantry move 15% faster</text:p>
      <text:p text:style-name="P28">● Siege weapons fire 25% faster</text:p>
      <text:p text:style-name="P37"><text:span text:style-name="T66">● </text:span><text:span text:style-name="T87">Can convert sheep even if enemy units are </text:span><text:span text:style-name="T88">nearby</text:span></text:p>
      <text:p text:style-name="P34"><text:span text:style-name="T1">Team Bonus:</text:span><text:span text:style-name="T9"> Siege Workshops 20% faster</text:span></text:p>
      <text:p text:style-name="P66">Chinese</text:p>
      <text:p text:style-name="P3"><text:span text:style-name="T1">Unique Unit: </text:span><text:span text:style-name="T9">Chu Ko Nu (Fast-firing Crossbowman) </text:span><text:span text:style-name="T55">(Elite: 760F 760G*, 0:50)</text:span></text:p>
      <text:p text:style-name="P2"><text:span text:style-name="T1">Castle Age Tech:</text:span><text:span text:style-name="T9"> Great wall - Walls &amp; towers +30% hp </text:span><text:span text:style-name="T11">(</text:span><text:span text:style-name="T41">340</text:span><text:span text:style-name="T11">W </text:span><text:span text:style-name="T41">170</text:span><text:span text:style-name="T11">S*, </text:span><text:span text:style-name="T16">0:40</text:span><text:span text:style-name="T11">)</text:span></text:p>
      <text:p text:style-name="P3"><text:span text:style-name="T1">Imperial Age Tech:</text:span><text:span text:style-name="T9"> Rocketry - Chu Ko Nu +2 </text:span><text:span text:style-name="T26">attack</text:span><text:span text:style-name="T9">, scorpion +4 </text:span><text:span text:style-name="T26">attack</text:span><text:span text:style-name="T9"> </text:span><text:span text:style-name="T14">(600F 600G*, </text:span><text:span text:style-name="T12">1:00</text:span><text:span text:style-name="T14">)</text:span></text:p>
      <text:p text:style-name="P34"><text:span text:style-name="T66">● Start: </text:span><text:span text:style-name="T89">+</text:span><text:span text:style-name="T66">3 villagers, -50 </text:span><text:span text:style-name="T9">Wood,-</text:span><text:span text:style-name="T44">200</text:span><text:span text:style-name="T9"> Food</text:span></text:p>
      <text:p text:style-name="P50"><text:span text:style-name="T66">● Technologies cost -10/15/20% in <text:s text:c="3"/></text:span><text:span text:style-name="T9">Feudal/Castle/Imperial </text:span><text:span text:style-name="T41">(*applied to UTs)</text:span></text:p>
      <text:p text:style-name="P28">● Town Centers support 10 population</text:p>
      <text:p text:style-name="P28">● Town center +5 LOS</text:p>
      <text:p text:style-name="P28">● Demolition Ships +50% HP</text:p>
      <text:p text:style-name="P34"><text:span text:style-name="T1">Team Bonus:</text:span><text:span text:style-name="T9"> Farms provide +45 food</text:span></text:p>
      <text:p text:style-name="P70">Ethiopians</text:p>
      <text:p text:style-name="P8"><text:span text:style-name="T1">Unique Unit:</text:span><text:span text:style-name="T101"> </text:span><text:span text:style-name="T105">Shotel Warrior (</text:span><text:span text:style-name="T132">Strong, but fragile infantry</text:span><text:span text:style-name="T105">) </text:span><text:span text:style-name="T108">(Elite: 1200F 550G, 0:45)</text:span></text:p>
      <text:p text:style-name="P8"><text:span text:style-name="T1">Castle Age Tech:</text:span><text:span text:style-name="T9"> </text:span><text:span text:style-name="T27">Royal Heirs - Shotel Warriors are created </text:span><text:span text:style-name="T28">twice as fast </text:span><text:span text:style-name="T14">(300F 300G, </text:span><text:span text:style-name="T16">0:40</text:span><text:span text:style-name="T14">)</text:span></text:p>
      <text:p text:style-name="P8"><text:span text:style-name="T1">Imperial Age Tech:</text:span><text:span text:style-name="T101"> </text:span><text:span text:style-name="T105">Torsion Engines</text:span><text:span text:style-name="T101"> – </text:span><text:span text:style-name="T132">Siege Workshop Units</text:span><text:span text:style-name="T105"> </text:span><text:span text:style-name="T106">+0.5 </text:span><text:span text:style-name="T105">blast radius </text:span><text:span text:style-name="T107">(1000F 600G, </text:span><text:span text:style-name="T108">0:40</text:span><text:span text:style-name="T107">)</text:span></text:p>
      <text:p text:style-name="P45">● <text:span text:style-name="T165">Archers-line fires +17.6 % faster</text:span></text:p>
      <text:p text:style-name="P56">● <text:span text:style-name="T97">Receive +100 gold, +100 food when reaching a new Age</text:span></text:p>
      <text:p text:style-name="P38"><text:span text:style-name="T141">● </text:span><text:span text:style-name="T142">Pikeman upgrade free</text:span></text:p>
      <text:p text:style-name="P38"><text:span text:style-name="T1">Team Bonus:</text:span><text:span text:style-name="T101"> </text:span><text:span text:style-name="T105">Towers, </text:span><text:span text:style-name="T132">O</text:span><text:span text:style-name="T105">utposts +3 LOS</text:span></text:p>
      <text:p text:style-name="P68">Franks</text:p>
      <text:p text:style-name="P3"><text:span text:style-name="T1">Unique Unit: </text:span><text:span text:style-name="T9">Throwing Axeman (Short ranged infantry) </text:span><text:span text:style-name="T55">(Elite: 1000F </text:span><text:span text:style-name="T57">7</text:span><text:span text:style-name="T55">50G, 0:45)</text:span></text:p>
      <text:p text:style-name="P2"><text:span text:style-name="T1">Castle Age Tech:</text:span><text:span text:style-name="T9"> Chivalry - Stables work 40% faster </text:span><text:span text:style-name="T11">(400W 400G, </text:span><text:span text:style-name="T16">0:40</text:span><text:span text:style-name="T11">)</text:span></text:p>
      <text:p text:style-name="P6"><text:span text:style-name="T1">Imperial Age Tech:</text:span><text:span text:style-name="T9"> Bearded Axe - </text:span><text:span text:style-name="T66">Throwing Axeman +1 range </text:span><text:span text:style-name="T67">(400F 400G, </text:span><text:span text:style-name="T68">1:00</text:span><text:span text:style-name="T67">)</text:span></text:p>
      <text:p text:style-name="P28">● Foragers work 25% faster</text:p>
      <text:p text:style-name="P28">● Castles are 25% cheaper</text:p>
      <text:p text:style-name="P28">● Cavalry +20% HP</text:p>
      <text:p text:style-name="P28">● Free farm upgrades (Mill required)</text:p>
      <text:p text:style-name="P34"><text:span text:style-name="T1">Team Bonus:</text:span><text:span text:style-name="T9"> Knights +2 Line of Sight</text:span></text:p>
      <text:p text:style-name="P66">Goths</text:p>
      <text:p text:style-name="P3"><text:span text:style-name="T1">Unique Unit: </text:span><text:span text:style-name="T9">Huskarl (Anti-archer infantry) <text:s text:c="2"/></text:span><text:span text:style-name="T55">(Elite: 1200F 550G, 0:40)</text:span></text:p>
      <text:p text:style-name="P3"><text:span text:style-name="T1">Castle Age Tech:</text:span><text:span text:style-name="T9"> Anarchy - Create Huskarls at Barracks </text:span><text:span text:style-name="T11">(450F 250G, </text:span><text:span text:style-name="T12">1:00</text:span><text:span text:style-name="T11">)</text:span></text:p>
      <text:p text:style-name="P3"><text:span text:style-name="T1">Imperial Age Tech:</text:span><text:span text:style-name="T9"> Perfusion - Barracks work twice as fast </text:span><text:span text:style-name="T14">(400F 600G, </text:span><text:span text:style-name="T12">0:40</text:span><text:span text:style-name="T14">)</text:span></text:p>
      <text:p text:style-name="P28">● Infantry cost -35% starting in Feudal</text:p>
      <text:p text:style-name="P28">● <text:span text:style-name="T152">Infantry +1 attack vs. buildings</text:span></text:p>
      <text:p text:style-name="P28">● Villages +5 attack vs. Wild boar</text:p>
      <text:p text:style-name="P28">● Hunters carry +15 meat</text:p>
      <text:p text:style-name="P39"><text:span text:style-name="T96">●</text:span><text:span text:style-name="T94"> </text:span><text:span text:style-name="T95">+10 </text:span><text:span text:style-name="T66">population limit in Imperial </text:span><text:span text:style-name="T9">Age</text:span></text:p>
      <text:p text:style-name="P34"><text:span text:style-name="T1">Team Bonus:</text:span><text:span text:style-name="T9"> Barracks work 20% faster</text:span></text:p>
      <text:p text:style-name="P68">Huns</text:p>
      <text:p text:style-name="P3"><text:span text:style-name="T1">Unique Unit: </text:span><text:span text:style-name="T9">Tarkan (Cavalry with bonus against buildings) </text:span><text:span text:style-name="T55">(Elite: 1000F 500G, 0:45)</text:span></text:p>
      <text:p text:style-name="P2"><text:span text:style-name="T1">Castle Age Tech:</text:span><text:span text:style-name="T9"> Marauders - Create Tarkans at Stables </text:span><text:span text:style-name="T14">(300W 200G, </text:span><text:span text:style-name="T16">0:40</text:span><text:span text:style-name="T14">)</text:span></text:p>
      <text:p text:style-name="P4"><text:span text:style-name="T1">Imperial Age Tech:</text:span><text:span text:style-name="T9"> Atheism - Wonder/Relic victory time +100 years,</text:span></text:p>
      <text:p text:style-name="P40"><text:span text:style-name="T9">-50% cost </text:span><text:span text:style-name="T59">for Spies </text:span><text:span text:style-name="T14">(500F 500G, </text:span><text:span text:style-name="T20">1:00</text:span><text:span text:style-name="T14">)</text:span></text:p>
      <text:p text:style-name="P30"><text:s/>● <text:s/>No houses required, -100 wood</text:p>
      <text:p text:style-name="P50"><text:span text:style-name="T66"><text:s/>● <text:s/>Cavalry Archers, </text:span><text:span text:style-name="T78">Genitours</text:span><text:span text:style-name="T66"> cost -10% in </text:span><text:span text:style-name="T9">Castle Age, -20% in Imperial </text:span></text:p>
      <text:p text:style-name="P34"><text:span text:style-name="T66"><text:s/>● <text:s/>Trebuchets are </text:span><text:span text:style-name="T71">+</text:span><text:span text:style-name="T66">3</text:span><text:span text:style-name="T71">5</text:span><text:span text:style-name="T66">% more </text:span><text:span text:style-name="T9">accurate</text:span></text:p>
      <text:p text:style-name="P34"><text:span text:style-name="T1">Team Bonus:</text:span><text:span text:style-name="T9"> Stables are 20% faster</text:span></text:p>
      <text:p text:style-name="P68">Incas</text:p>
      <text:p text:style-name="P6"><text:span text:style-name="T1">Unique Units:</text:span><text:span text:style-name="T101"> Kamayuk (Anti-cavalry infantry) </text:span><text:span text:style-name="T108">(Elite: 900F 500G, 0:45)</text:span><text:span text:style-name="T101">, </text:span></text:p>
      <text:p text:style-name="P21">Slinger (Anti-infantry archer)</text:p>
      <text:p text:style-name="P6"><text:span text:style-name="T1">Castle Age Tech:</text:span><text:span text:style-name="T101"> Andean Sling – Slingers, Skirmishers, </text:span><text:span text:style-name="T121">Genitours</text:span><text:span text:style-name="T101"> no </text:span><text:span text:style-name="T117">minimum</text:span><text:span text:style-name="T101"> range </text:span></text:p>
      <text:p text:style-name="P6"><text:span text:style-name="T107">(</text:span><text:span text:style-name="T109">200F 300G, </text:span><text:span text:style-name="T110">0:40</text:span><text:span text:style-name="T107">)</text:span></text:p>
      <text:p text:style-name="P9"><text:span text:style-name="T1">Imperial Age Tech:</text:span><text:span text:style-name="T101"> Couriers - Eagles, Kamayuk and Slingers +1/+2</text:span><text:span text:style-name="T110">p</text:span><text:span text:style-name="T101"> armor </text:span></text:p>
      <text:p text:style-name="P9"><text:span text:style-name="T107">(</text:span><text:span text:style-name="T138">6</text:span><text:span text:style-name="T107">00F </text:span><text:span text:style-name="T138">6</text:span><text:span text:style-name="T107">00G, </text:span><text:span text:style-name="T110">0:40</text:span><text:span text:style-name="T107">)</text:span></text:p>
      <text:p text:style-name="P44">● Start with a free Llama</text:p>
      <text:p text:style-name="P50"><text:span text:style-name="T141">● Villagers benefit from </text:span><text:span text:style-name="T145">b</text:span><text:span text:style-name="T141">lacksmith </text:span><text:span text:style-name="T145">infantry</text:span><text:span text:style-name="T141"> </text:span><text:span text:style-name="T101">upgrades</text:span></text:p>
      <text:p text:style-name="P44">● Houses support 10 population</text:p>
      <text:p text:style-name="P44">● Buildings cost -15% stone</text:p>
      <text:p text:style-name="P34"><text:span text:style-name="T1">Team Bonus:</text:span><text:span text:style-name="T101"> Farms are built </text:span><text:span text:style-name="T132">2x</text:span><text:span text:style-name="T111"> as fast</text:span></text:p>
      <text:p text:style-name="P67"><draw:frame text:anchor-type="paragraph" draw:z-index="1" draw:style-name="gr1" draw:text-style-name="P78" svg:width="2.692cm" svg:height="0.503cm" svg:x="-0.192cm" svg:y="-0.101cm"><draw:text-box><text:p><text:span text:style-name="T172">Version: 09.04.19</text:span></text:p></draw:text-box></draw:frame><text:soft-page-break/>Indians</text:p>
      <text:p text:style-name="P9"><text:span text:style-name="T1">Unique Units:</text:span><text:span text:style-name="T101"> Elephant archer (High HP, slow Cav Archer) </text:span><text:span text:style-name="T108">(</text:span><text:span text:style-name="T139">Elite: </text:span><text:span text:style-name="T108">1000F 800G, 1:00)</text:span><text:span text:style-name="T101">, Imperial Camel (Camel upgrade</text:span><text:span text:style-name="T118">)</text:span></text:p>
      <text:p text:style-name="P9"><text:span text:style-name="T118">(</text:span><text:span text:style-name="T108">1200F 600G, 2:05</text:span><text:span text:style-name="T101">)</text:span></text:p>
      <text:p text:style-name="P2"><text:span text:style-name="T1">Castle Age Tech:</text:span><text:span text:style-name="T101"> Sultan – </text:span><text:span text:style-name="T102">All gold income</text:span><text:span text:style-name="T101"> +10% </text:span><text:span text:style-name="T102">(Relics +5G/min) </text:span><text:span text:style-name="T107">(400F 400W, </text:span><text:span text:style-name="T110">0:40</text:span><text:span text:style-name="T107">)</text:span></text:p>
      <text:p text:style-name="P2"><text:span text:style-name="T1">Imperial Age Tech:</text:span><text:span text:style-name="T101"> Shatagni - Hand cannoneers +1 range </text:span><text:span text:style-name="T107">(500F 300G, </text:span><text:span text:style-name="T108">0:40</text:span><text:span text:style-name="T107">)</text:span></text:p>
      <text:p text:style-name="P44">● Camels +<text:span text:style-name="T171">0</text:span>/+1 armor</text:p>
      <text:p text:style-name="P50"><text:span text:style-name="T141">● Villagers cost -10/-1</text:span><text:span text:style-name="T145">5</text:span><text:span text:style-name="T141">/-20/-25% in </text:span><text:span text:style-name="T101">Dark/Feudal/Castle/Imperial Age</text:span></text:p>
      <text:p text:style-name="P61">● Fishermen work 15% faster and </text:p>
      <text:p text:style-name="P62"><text:s text:c="4"/>carry +15 food</text:p>
      <text:p text:style-name="P9"><text:span text:style-name="T1">Team Bonus:</text:span><text:span text:style-name="T101"> Camels +6 </text:span><text:span text:style-name="T118">attack vs buildings,</text:span><text:span text:style-name="T101"> </text:span><text:span text:style-name="T112">Mamelukes/Camel Archers +5</text:span><text:span text:style-name="T101"> attack vs. buildings </text:span></text:p>
      <text:p text:style-name="P67">Italians</text:p>
      <text:p text:style-name="P9"><text:span text:style-name="T1">Unique Units:</text:span><text:span text:style-name="T101"> Genoese Crossbowman (Anti-cavalry archer) </text:span></text:p>
      <text:p text:style-name="P9"><text:span text:style-name="T108">(Elite: 900F 750G, 1:00)</text:span><text:span text:style-name="T101">, </text:span></text:p>
      <text:p text:style-name="P22">Condottiero (Anti-gunpowder infantry)</text:p>
      <text:p text:style-name="P2"><text:span text:style-name="T1">Castle Age Tech:</text:span><text:span text:style-name="T101"> Pavise - Foot Archers </text:span><text:span text:style-name="T140">(except Skirmishers)</text:span><text:span text:style-name="T101"> +1/+1 armor </text:span><text:span text:style-name="T102">(300F 150G, </text:span><text:span text:style-name="T110">0:40</text:span><text:span text:style-name="T102">)</text:span></text:p>
      <text:p text:style-name="P2"><text:span text:style-name="T1">Imperial Age Tech:</text:span><text:span text:style-name="T101"> Silk Road - Trade units 50% cheaper </text:span><text:span text:style-name="T102">(500F 250G,</text:span><text:span text:style-name="T108"> 0:40</text:span><text:span text:style-name="T102">)</text:span></text:p>
      <text:p text:style-name="P44">● Advancing to next age costs -15%</text:p>
      <text:p text:style-name="P44">● All dock techs cost -50%</text:p>
      <text:p text:style-name="P44">● Fishing ships <text:span text:style-name="T170">cost -15%</text:span></text:p>
      <text:p text:style-name="P44">● Gunpowder units cost -<text:span text:style-name="T166">20</text:span>%</text:p>
      <text:p text:style-name="P2"><text:span text:style-name="T1">Team Bonus:</text:span><text:span text:style-name="T101"> Condottiere available in allies' barracks in Imperial age</text:span></text:p>
      <text:p text:style-name="P66">Japanese</text:p>
      <text:p text:style-name="P3"><text:span text:style-name="T1">Unique Unit: </text:span><text:span text:style-name="T9">Samura (Anti-unique unit infantry) </text:span><text:span text:style-name="T55">(Elite: 950F 875W, 1:00)</text:span></text:p>
      <text:p text:style-name="P2"><text:span text:style-name="T1">Castle Age Tech:</text:span><text:span text:style-name="T9"> Yasama - Towers shoot </text:span><text:span text:style-name="T48">2</text:span><text:span text:style-name="T9"> extra arrows </text:span><text:span text:style-name="T15">(300W 300F</text:span><text:span text:style-name="T16">, 0:40</text:span><text:span text:style-name="T15">)</text:span></text:p>
      <text:p text:style-name="P10"><text:span text:style-name="T1">Imperial Age Tech: </text:span><text:span text:style-name="T9">Kataparuto -Trebuchets pack/unpack 4x faster, fire 33% faster </text:span></text:p>
      <text:p text:style-name="P10"><text:span text:style-name="T15">(750F 400G, </text:span><text:span text:style-name="T20">1:00</text:span><text:span text:style-name="T15">)</text:span></text:p>
      <text:p text:style-name="P28">● Fishing Ships 2x HP and +2 armor</text:p>
      <text:p text:style-name="P50"><text:span text:style-name="T66">● Fishing Ships work 5/10/15/20% </text:span><text:span text:style-name="T9">faster in Dark/ Feudal/ Castle Age/ Imperial Age</text:span></text:p>
      <text:p text:style-name="P50"><text:span text:style-name="T66">● Lumber Camps, Mining Camps and </text:span><text:span text:style-name="T9">Mills 50% cheaper </text:span><text:span text:style-name="T38">(50 Wood)</text:span></text:p>
      <text:p text:style-name="P50"><text:span text:style-name="T66">● Infantry attack 33% faster starting in </text:span><text:span text:style-name="T9">Feudal Age</text:span></text:p>
      <text:p text:style-name="P34"><text:span text:style-name="T1">Team Bonus:</text:span><text:span text:style-name="T9"> Galleys +50% line of sight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9">Khmer</text:p>
      <text:p text:style-name="P7"><text:span text:style-name="T1">Unique Unit: </text:span><text:span text:style-name="T86">Ballista Elephant</text:span><text:span text:style-name="T9"> (</text:span><text:span text:style-name="T51">Cavalry Siege</text:span><text:span text:style-name="T9">) </text:span><text:span text:style-name="T55">(Elite: </text:span><text:span text:style-name="T52">1000W 500G, </text:span><text:span text:style-name="T60">1</text:span><text:span text:style-name="T52">:</text:span><text:span text:style-name="T60">10</text:span><text:span text:style-name="T55">)</text:span></text:p>
      <text:p text:style-name="P7"><text:span text:style-name="T1">Castle Age Tech:</text:span><text:span text:style-name="T9"> </text:span><text:span text:style-name="T51">Tusk Swords – </text:span><text:span text:style-name="T52">Battle Elephants +3 attack (300G 200W, 0:40)</text:span></text:p>
      <text:p text:style-name="P7"><text:span text:style-name="T1">Imperial Age Tech</text:span><text:span text:style-name="T66">: </text:span><text:span text:style-name="T86">Double Crossbow – Ballista Elephants and Scorpions shoot two projectiles</text:span></text:p>
      <text:p text:style-name="P7"><text:span text:style-name="T15">(7</text:span><text:span text:style-name="T52">00</text:span><text:span text:style-name="T15">F 400G, </text:span><text:span text:style-name="T52">0</text:span><text:span text:style-name="T20">:</text:span><text:span text:style-name="T52">4</text:span><text:span text:style-name="T20">0</text:span><text:span text:style-name="T15">)</text:span></text:p>
      <text:p text:style-name="P29">● <text:span text:style-name="T169">No buildings required to advance to the next Age or unlock other buildings</text:span></text:p>
      <text:p text:style-name="P51"><text:span text:style-name="T66">● </text:span><text:span text:style-name="T86">Battle Elephants 15% faster</text:span></text:p>
      <text:p text:style-name="P51"><text:span text:style-name="T66">● </text:span><text:span text:style-name="T92">Houses can garrison 5 villagers</text:span></text:p>
      <text:p text:style-name="P36"><text:span text:style-name="T1">Team Bonus:</text:span><text:span text:style-name="T9"> </text:span><text:span text:style-name="T51">Scorpions +1 ran</text:span><text:span text:style-name="T59">ge</text:span></text:p>
      <text:p text:style-name="P75"><text:span text:style-name="T6">K</text:span><text:span text:style-name="T5">oreans</text:span></text:p>
      <text:p text:style-name="P3"><text:span text:style-name="T1">Unique Unit: </text:span><text:span text:style-name="T9">War Wagon (Anti-archer cavalry archer) </text:span><text:span text:style-name="T55">(Elite: 1000F 800G, 1:15); </text:span><text:span text:style-name="T9">Turtle Ship (Armored Ship) </text:span><text:span text:style-name="T55">(Elite: 1000F 800G, 1:05)</text:span></text:p>
      <text:p text:style-name="P2"><text:span text:style-name="T1">Castle Age Tech: </text:span><text:span text:style-name="T9">Panokseon - Turtle ships +15% speed </text:span><text:span text:style-name="T15">(300W 300F, </text:span><text:span text:style-name="T16">0:40</text:span><text:span text:style-name="T15">)</text:span></text:p>
      <text:p text:style-name="P4"><text:span text:style-name="T1">Imperial Age Tech:</text:span><text:span text:style-name="T9"> Shinkichon – </text:span><text:span text:style-name="T39">Onager line</text:span></text:p>
      <text:p text:style-name="P4"><text:span text:style-name="T9"><text:s/>+1 range </text:span><text:span text:style-name="T15">(800F 500G, </text:span><text:span text:style-name="T20">1:00</text:span><text:span text:style-name="T15">)</text:span></text:p>
      <text:p text:style-name="P28">● Villagers have +3 line of sight</text:p>
      <text:p text:style-name="P34"><text:span text:style-name="T66">● Walls </text:span><text:span text:style-name="T93">and</text:span><text:span text:style-name="T66"> castle</text:span><text:span text:style-name="T93">s</text:span><text:span text:style-name="T66"> built </text:span><text:span text:style-name="T77">33</text:span><text:span text:style-name="T66">% </text:span><text:span text:style-name="T9">faster, </text:span><text:span text:style-name="T65">Towers built 5% faster</text:span></text:p>
      <text:p text:style-name="P28">● Stone miners work 20% faster</text:p>
      <text:p text:style-name="P28">● Tower research<text:span text:style-name="T156">es</text:span> free <text:span text:style-name="T156">(BBT req. Chemistry)</text:span></text:p>
      <text:p text:style-name="P50"><text:span text:style-name="T66">● Towers (except Bombard tower) +1 </text:span><text:span text:style-name="T9">Range in Castle Age, +2 in Imperial Age</text:span></text:p>
      <text:p text:style-name="P34"><text:span text:style-name="T1">Team Bonus:</text:span><text:span text:style-name="T9"> </text:span><text:span text:style-name="T38">Onager</text:span><text:span text:style-name="T9"> min. range reduced </text:span><text:span text:style-name="T29">to 1</text:span></text:p>
      <text:p text:style-name="P67">Magyars</text:p>
      <text:p text:style-name="P2"><text:span text:style-name="T1">Unique Units:</text:span><text:span text:style-name="T101"> Magyar Huszar (Light Cavalry) </text:span><text:span text:style-name="T108">(Elite: 800F 600G, 1:00)</text:span></text:p>
      <text:p text:style-name="P2"><text:span text:style-name="T1">Castle Age Tech:</text:span><text:span text:style-name="T101"> Mercenaries - Magyar Huszars cost no gold </text:span><text:span text:style-name="T102">(200F 300G, </text:span><text:span text:style-name="T110">0:40</text:span><text:span text:style-name="T102">)</text:span></text:p>
      <text:p text:style-name="P11"><text:span text:style-name="T1">Imperial Age Tech:</text:span><text:span text:style-name="T101"> Recurve Bow - </text:span></text:p>
      <text:p text:style-name="P11"><text:span text:style-name="T101"><text:s/>Cavalry </text:span><text:span text:style-name="T122">A</text:span><text:span text:style-name="T101">rcher </text:span><text:span text:style-name="T122">line</text:span><text:span text:style-name="T101"> +1 range, </text:span><text:span text:style-name="T136">+1 attack</text:span><text:span text:style-name="T101"> </text:span><text:span text:style-name="T102">(600F 400G, </text:span><text:span text:style-name="T108">0:40</text:span><text:span text:style-name="T102">) </text:span></text:p>
      <text:p text:style-name="P50"><text:span text:style-name="T141">● Forging, Iron Casting, Blast Furnace </text:span><text:span text:style-name="T101">free </text:span></text:p>
      <text:p text:style-name="P44">● Scout line costs 1<text:span text:style-name="T170">5</text:span>% less</text:p>
      <text:p text:style-name="P44">● Villagers kill wolves in one strike</text:p>
      <text:p text:style-name="P43"><text:span text:style-name="T1">Team Bonus:</text:span><text:span text:style-name="T101"> Foot archers +2 LOS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/></text:p>
      <text:p text:style-name="P71">Malay</text:p>
      <text:p text:style-name="P12"><text:span text:style-name="T1">Unique Units:</text:span><text:span text:style-name="T101"> </text:span><text:span text:style-name="T126">Karambit Warrior (</text:span><text:span text:style-name="T129">cheap </text:span><text:span text:style-name="T126">infantry </text:span><text:span text:style-name="T129">occupying 0.5 pop space</text:span><text:span text:style-name="T126">) </text:span><text:span text:style-name="T127">(Elite: 1000W 500G, 0:4</text:span><text:span text:style-name="T133">0</text:span><text:span text:style-name="T127">)</text:span></text:p>
      <text:p text:style-name="P12"><text:span text:style-name="T1">Castle Age Tech:</text:span><text:span text:style-name="T101"> </text:span><text:span text:style-name="T126">Thalassocracy – Docks upgraded to Harbours, which shoot arrows. </text:span><text:span text:style-name="T127">(300F 300G, 0:40)</text:span></text:p>
      <text:p text:style-name="P12"><text:span text:style-name="T1">Imperial Age Tech:</text:span><text:span text:style-name="T101"> </text:span><text:span text:style-name="T126">Forced Levy</text:span><text:span text:style-name="T101"> – </text:span><text:span text:style-name="T126">Milita-line costs no gold </text:span><text:span text:style-name="T128">(1000F 600G, 0:40)</text:span></text:p>
      <text:p text:style-name="P52"><text:span text:style-name="T141">● </text:span><text:span text:style-name="T149">Advancing to Ages </text:span><text:span text:style-name="T150">80%</text:span><text:span text:style-name="T149"> fast</text:span><text:span text:style-name="T150">er</text:span></text:p>
      <text:p text:style-name="P46">● <text:span text:style-name="T169">Fish Traps cost -33%</text:span></text:p>
      <text:p text:style-name="P46">● <text:span text:style-name="T169">Fish Traps provide unlimited food</text:span></text:p>
      <text:p text:style-name="P46">● <text:span text:style-name="T169">Battle Elephants 30% cheaper</text:span></text:p>
      <text:p text:style-name="P41"><text:span text:style-name="T1">Team Bonus:</text:span><text:span text:style-name="T101"> </text:span><text:span text:style-name="T126">Docks 2x Line of Sight</text:span></text:p>
      <text:p text:style-name="P67">Malians</text:p>
      <text:p text:style-name="P2"><text:span text:style-name="T1">Unique Unit:</text:span><text:span text:style-name="T9"> </text:span><text:span text:style-name="T30">Gbeto </text:span><text:span text:style-name="T9">(</text:span><text:span text:style-name="T30">Ranged infantry</text:span><text:span text:style-name="T9">) </text:span><text:span text:style-name="T19">(Elite: 900F 600G, 0:45)</text:span></text:p>
      <text:p text:style-name="P2"><text:span text:style-name="T1">Castle Age Tech:</text:span><text:span text:style-name="T9"> </text:span><text:span text:style-name="T30">Tigui</text:span><text:span text:style-name="T9"> - </text:span><text:span text:style-name="T30">Town Centers fire </text:span><text:span text:style-name="T28">5 extra </text:span><text:span text:style-name="T30">arrows, </text:span><text:span text:style-name="T28">even </text:span><text:span text:style-name="T40">if empty</text:span><text:span text:style-name="T28"> </text:span><text:span text:style-name="T15">(300W 200F, </text:span><text:span text:style-name="T16">0:40</text:span><text:span text:style-name="T15">)</text:span></text:p>
      <text:p text:style-name="P2"><text:span text:style-name="T1">Imperial Age Tech:</text:span><text:span text:style-name="T9"> </text:span><text:span text:style-name="T30">Farimba</text:span><text:span text:style-name="T9"> – </text:span><text:span text:style-name="T31">Cavalry, </text:span><text:span text:style-name="T15">Camels</text:span><text:span text:style-name="T31"> </text:span><text:span text:style-name="T30">+</text:span><text:span text:style-name="T31">5</text:span><text:span text:style-name="T30"> attack </text:span><text:span text:style-name="T15">(650F 400G, </text:span><text:span text:style-name="T16">0:40</text:span><text:span text:style-name="T15">)</text:span></text:p>
      <text:p text:style-name="P34"><text:span text:style-name="T66">● </text:span><text:span text:style-name="T72">Buildings cost -15% wood </text:span><text:span text:style-name="T83">(except Farms)</text:span></text:p>
      <text:p text:style-name="P58">● <text:span text:style-name="T158">Barracks Units</text:span> +1 Pierce Armour per Age, starting in Feudal <text:span text:style-name="T100">Age</text:span></text:p>
      <text:p text:style-name="P31">● Gold Mining free</text:p>
      <text:p text:style-name="P34"><text:span text:style-name="T1">Team Bonus:</text:span><text:span text:style-name="T66"> </text:span><text:span text:style-name="T72">University researches 80% faster</text:span></text:p>
      <text:p text:style-name="P67">Mayans</text:p>
      <text:p text:style-name="P3"><text:span text:style-name="T1">Unique Unit:</text:span><text:span text:style-name="T9"> Plumed Archer (Fast moving foot archer) </text:span><text:span text:style-name="T58">(Elite: 1000W </text:span><text:span text:style-name="T63">7</text:span><text:span text:style-name="T58">00F, 0:45)</text:span></text:p>
      <text:p text:style-name="P13"><text:span text:style-name="T1">Castle Age Tech:</text:span><text:span text:style-name="T9"> Obsidian arrows - Archer-line +6 attack vs. Buildings, </text:span><text:span text:style-name="T15">+6 vs </text:span><text:span text:style-name="T37">stone defense (walls, towers gates) </text:span><text:span text:style-name="T15">(300F 300G, </text:span><text:span text:style-name="T16">0:40</text:span><text:span text:style-name="T15">)</text:span></text:p>
      <text:p text:style-name="P13"><text:span text:style-name="T1">Imperial Age Tech:</text:span><text:span text:style-name="T9"> El Dorado - Eagle Warrior</text:span><text:span text:style-name="T36">s</text:span><text:span text:style-name="T9"> +40 HP </text:span><text:span text:style-name="T15">(750F 450G, </text:span><text:span text:style-name="T12">0:50</text:span><text:span text:style-name="T15">)</text:span></text:p>
      <text:p text:style-name="P34"><text:span text:style-name="T66">● Start with 1 extra villager, -50 </text:span><text:span text:style-name="T9">Food.</text:span></text:p>
      <text:p text:style-name="P28">● Natural resources last 15% longer.</text:p>
      <text:p text:style-name="P50"><text:span text:style-name="T66">● Archers cost -10/20/30% in </text:span><text:span text:style-name="T9">Feudal/Castle/Imperial Age.</text:span></text:p>
      <text:p text:style-name="P34"><text:span text:style-name="T1">Team Bonus:</text:span><text:span text:style-name="T9"> Walls are 50% cheaper. </text:span></text:p>
      <text:p text:style-name="P67">Mongols</text:p>
      <text:p text:style-name="P42"><text:span text:style-name="T1">Unique Unit:</text:span><text:span text:style-name="T101"> Mangudai (Fast-shooting cavalry archer) </text:span><text:span text:style-name="T130">(Elite: 1100F 675G, 0:50)</text:span></text:p>
      <text:p text:style-name="P34"><text:span text:style-name="T1">Castle Age Tech:</text:span><text:span text:style-name="T9"> Nomads - Destroyed houses don't lose population room </text:span><text:span text:style-name="T15">(300W 150G, </text:span><text:span text:style-name="T16">0:40</text:span><text:span text:style-name="T15">)</text:span></text:p>
      <text:p text:style-name="P42"><text:span text:style-name="T2">Imperial Age</text:span><text:span text:style-name="T1"> Tech:</text:span><text:span text:style-name="T101"> Drill - Siege Workshop units move 50% faster </text:span><text:span text:style-name="T102">(500F 450G, </text:span><text:span text:style-name="T103">1:00</text:span><text:span text:style-name="T102">)</text:span></text:p>
      <text:p text:style-name="P57">● Cavalry Archers, <text:span text:style-name="T155">Mangudai, Genitours</text:span> </text:p>
      <text:p text:style-name="P57"><text:s text:c="3"/>fire 25% faster.</text:p>
      <text:p text:style-name="P34"><text:span text:style-name="T141">● Light Cavalry and Hussars </text:span><text:span text:style-name="T101">+30% HP.</text:span></text:p>
      <text:p text:style-name="P44">● Hunters work 50% faster.</text:p>
      <text:p text:style-name="P34"><text:span text:style-name="T1">Team Bonus:</text:span><text:span text:style-name="T101"> </text:span><text:span text:style-name="T118">Scout-line </text:span><text:span text:style-name="T101">+2 line of sight. </text:span></text:p>
      <text:p text:style-name="P67"><draw:frame text:anchor-type="paragraph" draw:z-index="2" draw:style-name="gr1" draw:text-style-name="P78" svg:width="2.692cm" svg:height="0.503cm" svg:x="-0.192cm" svg:y="0.019cm"><draw:text-box><text:p><text:span text:style-name="T172">Version: 09.04.19</text:span></text:p></draw:text-box></draw:frame><text:soft-page-break/>Persians</text:p>
      <text:p text:style-name="P9"><text:span text:style-name="T1">Unique Unit:</text:span><text:span text:style-name="T101"> War Elephant </text:span></text:p>
      <text:p text:style-name="P22">(Slow but powerful heavy cavalry) </text:p>
      <text:p text:style-name="P24">(Elite: 1600F 1200G, 1:15)</text:p>
      <text:p text:style-name="P9"><text:span text:style-name="T1">Castle Age Tech:</text:span><text:span text:style-name="T9"> Boiling Oil - Castles do +9 damage to rams <text:s/></text:span><text:span text:style-name="T22">(first arrow only) </text:span></text:p>
      <text:p text:style-name="P9"><text:span text:style-name="T15">(</text:span><text:span text:style-name="T11">200W 100S, </text:span><text:span text:style-name="T16">0:40</text:span><text:span text:style-name="T15">)</text:span></text:p>
      <text:p text:style-name="P3"><text:span text:style-name="T1">Imperial Age Tech:</text:span><text:span text:style-name="T101"> Mahouts - +30% War Elephant speed </text:span><text:span text:style-name="T102">(300F 300G, </text:span><text:span text:style-name="T103">0:50</text:span><text:span text:style-name="T102">)</text:span></text:p>
      <text:p text:style-name="P44">● Start game with +50 wood and food.</text:p>
      <text:p text:style-name="P44">● Town Center and Docks have 2x HP.</text:p>
      <text:p text:style-name="P53"><text:span text:style-name="T141">● Town Centers, Docks </text:span><text:span text:style-name="T146">operate </text:span><text:span text:style-name="T101">+10/15/20% faster </text:span><text:span text:style-name="T118">in </text:span><text:span text:style-name="T101">Feudal/Castle/Imperial Age. </text:span></text:p>
      <text:p text:style-name="P9"><text:span text:style-name="T1">Team Bonus:</text:span><text:span text:style-name="T101"> Knights +2 attack </text:span><text:span text:style-name="T117">v</text:span><text:span text:style-name="T118">ersus</text:span></text:p>
      <text:p text:style-name="P9"><text:span text:style-name="T101"><text:s/></text:span><text:span text:style-name="T131">a</text:span><text:span text:style-name="T101">rcher</text:span><text:span text:style-name="T131"> unit</text:span><text:span text:style-name="T101">s. </text:span></text:p>
      <text:p text:style-name="P76"><text:span text:style-name="T7">P</text:span><text:span text:style-name="T8">ortuguese</text:span></text:p>
      <text:p text:style-name="P14"><text:span text:style-name="T1">Unique Unit</text:span><text:span text:style-name="T4">s</text:span><text:span text:style-name="T1">:</text:span><text:span text:style-name="T101"> </text:span><text:span text:style-name="T113">Organ Gun (</text:span><text:span text:style-name="T108">Gunpowder </text:span><text:span text:style-name="T113">Siege) </text:span><text:span text:style-name="T108">(Elite: 1200F 500G, 0:45), </text:span></text:p>
      <text:p text:style-name="P14"><text:span text:style-name="T113">Caravel (</text:span><text:span text:style-name="T108">Scorpion-like </text:span><text:span text:style-name="T113">Ship) </text:span></text:p>
      <text:p text:style-name="P25">(Elite: 750F 475G, 1:00)</text:p>
      <text:p text:style-name="P8"><text:span text:style-name="T1">Castle Age Tech:</text:span><text:span text:style-name="T9"> </text:span><text:span text:style-name="T32">Carrack - Ships +1/+1 armor</text:span><text:span text:style-name="T9"> </text:span><text:span text:style-name="T15">(</text:span><text:span text:style-name="T11">200W 300G</text:span><text:span text:style-name="T16">, 0:40</text:span><text:span text:style-name="T15">)</text:span></text:p>
      <text:p text:style-name="P14"><text:span text:style-name="T1">Imperial Age Tech:</text:span><text:span text:style-name="T101"> </text:span><text:span text:style-name="T113">Arquebus</text:span><text:span text:style-name="T101"> – </text:span><text:span text:style-name="T114">Ballistics for </text:span><text:span text:style-name="T120">Gunpowder units, </text:span><text:span text:style-name="T137">BBT/BBC projectiles +0.2 speed, HC/Organ Gun/Cannon Galleon projectiles +0.5 speed</text:span><text:span text:style-name="T120"> </text:span><text:span text:style-name="T102">(700F 400G</text:span><text:span text:style-name="T110">, 0:40</text:span><text:span text:style-name="T102">)</text:span></text:p>
      <text:p text:style-name="P45">● <text:span text:style-name="T98">All units cost -15% gold</text:span></text:p>
      <text:p text:style-name="P45">● <text:span text:style-name="T98">Ships +10% HP</text:span></text:p>
      <text:p text:style-name="P49"><text:span text:style-name="T163">● </text:span><text:span text:style-name="T164">Can build Feitoria in Imperial Age </text:span><text:bookmark text:name="docs-internal-guid-ffe16d9a-d1ef-0d36-1519-236860190f8c"/><text:span text:style-name="T160">(</text:span><text:span text:style-name="T161">costs 250</text:span><text:span text:style-name="T162">G</text:span><text:span text:style-name="T161"> 250</text:span><text:span text:style-name="T162">S</text:span><text:span text:style-name="T161">, 20 population; produces 0.</text:span><text:span text:style-name="T162">8F</text:span><text:span text:style-name="T161">/s, 0.</text:span><text:span text:style-name="T162">8</text:span><text:span text:style-name="T161">W/s, 0.45G/S, 0.</text:span><text:span text:style-name="T162">2</text:span><text:span text:style-name="T161">5 S/s)</text:span><text:span text:style-name="T164"> </text:span></text:p>
      <text:p text:style-name="P38"><text:span text:style-name="T1">Team Bonus:</text:span><text:span text:style-name="T101"> </text:span><text:span text:style-name="T113">free Cartography from Dark Age</text:span></text:p>
      <text:p text:style-name="P67">Saracens</text:p>
      <text:p text:style-name="P3"><text:span text:style-name="T1">Unique Unit:</text:span><text:span text:style-name="T101"> Mameluke (Short ranged anti-cavalry cavalry) </text:span><text:span text:style-name="T130">(Elite: 600F 500G, 0:50)</text:span></text:p>
      <text:p text:style-name="P9"><text:span text:style-name="T1">Castle Age Tech:</text:span><text:span text:style-name="T9"> Madrasah - Killed monks return 33% of their gold cost </text:span></text:p>
      <text:p text:style-name="P9"><text:span text:style-name="T15">(200F 100G, </text:span><text:span text:style-name="T16">0:30</text:span><text:span text:style-name="T15">)</text:span></text:p>
      <text:p text:style-name="P3"><text:span text:style-name="T1">Imperial Age Tech:</text:span><text:span text:style-name="T101"> Zealotry – </text:span><text:span text:style-name="T123">Mamelukes, Camels +30</text:span><text:span text:style-name="T101"> HP </text:span><text:span text:style-name="T102">(750F 800G, </text:span><text:span text:style-name="T103">0:50</text:span><text:span text:style-name="T102">)</text:span></text:p>
      <text:p text:style-name="P44">● Market trade cost is only 5%</text:p>
      <text:p text:style-name="P44">● Market costs -75 wood.</text:p>
      <text:p text:style-name="P50"><text:span text:style-name="T141">● Transport Ships have 2x HP and +5 </text:span><text:span text:style-name="T101">carry capacity.</text:span></text:p>
      <text:p text:style-name="P44">● Galleys attack 25% faster.</text:p>
      <text:p text:style-name="P50"><text:span text:style-name="T141">● Cavalry Archers, </text:span><text:span text:style-name="T147">Genitours</text:span><text:span text:style-name="T141"> have +</text:span><text:span text:style-name="T148">4</text:span><text:span text:style-name="T141"> </text:span><text:span text:style-name="T148">bonus </text:span><text:span text:style-name="T141">attack </text:span><text:span text:style-name="T101">against buildings.</text:span></text:p>
      <text:p text:style-name="P2"><text:span text:style-name="T1">Team Bonus:</text:span><text:span text:style-name="T101"> Foot archers have +</text:span><text:span text:style-name="T124">2 bonus</text:span><text:span text:style-name="T101"> attack against buildings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7">Spanish</text:p>
      <text:p text:style-name="P15"><text:span text:style-name="T1">Unique Units:</text:span><text:span text:style-name="T101"> Conquistador (Mounted hand cannoneer) </text:span><text:span text:style-name="T130">(Elite: 1200F 600G, 1:00)</text:span><text:span text:style-name="T101">, </text:span></text:p>
      <text:p text:style-name="P23">Missionary (Mounted monk)</text:p>
      <text:p text:style-name="P9"><text:span text:style-name="T1">Castle Age Tech:</text:span><text:span text:style-name="T9"> Inquisition – </text:span><text:span text:style-name="T38">Min/Max conversion time -1s for units, -</text:span><text:span text:style-name="T46">7</text:span><text:span text:style-name="T38">s for buildings </text:span><text:span text:style-name="T11">(300G 100F, </text:span><text:span text:style-name="T16">0:40</text:span><text:span text:style-name="T11">)</text:span></text:p>
      <text:p text:style-name="P3"><text:span text:style-name="T1">Imperial Age Tech:</text:span><text:span text:style-name="T101"> Supremacy - Villagers +6 Attack, +2/</text:span><text:span text:style-name="T135">2</text:span><text:span text:style-name="T101"> Armor, +40 </text:span><text:span text:style-name="T102">HP</text:span><text:span text:style-name="T101"> </text:span><text:span text:style-name="T102">(400F 250G, </text:span><text:span text:style-name="T103">1:00</text:span><text:span text:style-name="T102">)</text:span></text:p>
      <text:p text:style-name="P34"><text:span text:style-name="T141">● Villagers construct buildings 30% </text:span><text:span text:style-name="T101">faster.</text:span></text:p>
      <text:p text:style-name="P47">● Blacksmith upgrades don't cost gold.</text:p>
      <text:p text:style-name="P54"><text:span text:style-name="T96">●</text:span><text:span text:style-name="T94"> </text:span><text:span text:style-name="T141">Cannon Galleons </text:span><text:span text:style-name="T143">have</text:span><text:span text:style-name="T141"> </text:span><text:span text:style-name="T101">Ballistics, </text:span><text:span text:style-name="T119">missiles 3.5 times faster than normal</text:span></text:p>
      <text:p text:style-name="P50"><text:span text:style-name="T141">● Hand </text:span><text:span text:style-name="T145">Cannoneers and</text:span><text:span text:style-name="T144"> Bombard</text:span><text:span text:style-name="T141"> Cannons</text:span><text:span text:style-name="T101"> fire 17.6% faster.</text:span></text:p>
      <text:p text:style-name="P34"><text:span text:style-name="T1">Team Bonus:</text:span><text:span text:style-name="T101"> Trade units generate +</text:span><text:span text:style-name="T125">25</text:span><text:span text:style-name="T101">%. </text:span></text:p>
      <text:p text:style-name="P68">Slavs</text:p>
      <text:p text:style-name="P2"><text:span text:style-name="T1">Unique Unit:</text:span><text:span text:style-name="T101"> Boyar (Heavy armored cavalry) </text:span><text:span text:style-name="T108">(Elite: 1000F 600G, 1:00)</text:span></text:p>
      <text:p text:style-name="P2"><text:span text:style-name="T1">Castle Age Tech:</text:span><text:span text:style-name="T101"> Orthodoxy - Monks +3 melee/pie</text:span><text:span text:style-name="T114">r</text:span><text:span text:style-name="T101">ce armor </text:span><text:span text:style-name="T102">(200F 300G, </text:span><text:span text:style-name="T110">0:40</text:span><text:span text:style-name="T102">)</text:span></text:p>
      <text:p text:style-name="P2"><text:span text:style-name="T1">Imperial Age Tech:</text:span><text:span text:style-name="T101"> Druzhina - Infantry deal 5 dmg </text:span><text:span text:style-name="T102">in 0.5 blast radius (1200F 500G, </text:span><text:span text:style-name="T110">0:40</text:span><text:span text:style-name="T102">)</text:span></text:p>
      <text:p text:style-name="P44">● Farmers work 15% faster</text:p>
      <text:p text:style-name="P44">● <text:span text:style-name="T154">Free Tracking</text:span></text:p>
      <text:p text:style-name="P44">● Siege <text:span text:style-name="T157">workshop </text:span>units 15% cheaper</text:p>
      <text:p text:style-name="P2"><text:span text:style-name="T1">Team Bonus:</text:span><text:span text:style-name="T101"> Military buildings provide +5 population </text:span></text:p>
      <text:p text:style-name="P66">Teutons</text:p>
      <text:p text:style-name="P16"><text:span text:style-name="T1">Unique Unit:</text:span><text:span text:style-name="T9"> Teutonic Knight (Slow but powerful infantry) </text:span><text:span text:style-name="T58">(Elite: 1200F 600G, 0:50)</text:span></text:p>
      <text:p text:style-name="P2"><text:span text:style-name="T1">Castle Age Tech:</text:span><text:span text:style-name="T9"> Ironclad - Siege weapons +</text:span><text:span text:style-name="T15">4</text:span><text:span text:style-name="T9"> melee armor </text:span><text:span text:style-name="T15">(400W 350G, </text:span><text:span text:style-name="T16">1:00</text:span><text:span text:style-name="T15">)</text:span></text:p>
      <text:p text:style-name="P17"><text:span text:style-name="T1">Imperial Age Tech:</text:span><text:span text:style-name="T9"> Crenellations – Castle +3 range; garrison</text:span><text:span text:style-name="T34">ed</text:span><text:span text:style-name="T9"> infantry fire arrows </text:span></text:p>
      <text:p text:style-name="P17"><text:span text:style-name="T15"><text:s/>(600F 400G, </text:span><text:span text:style-name="T12">1:00</text:span><text:span text:style-name="T15">)</text:span></text:p>
      <text:p text:style-name="P28">● Monks have 2x healing range.</text:p>
      <text:p text:style-name="P59">● Towers can garrison 10 Units, </text:p>
      <text:p text:style-name="P55"><text:span text:style-name="T66"><text:s text:c="3"/>+</text:span><text:span text:style-name="T79">4</text:span><text:span text:style-name="T66"> </text:span><text:span text:style-name="T9">max arrows </text:span></text:p>
      <text:p text:style-name="P60">● T<text:span text:style-name="T159">own Centers</text:span> can garrison <text:span text:style-name="T159">25</text:span> Units, </text:p>
      <text:p text:style-name="P55"><text:span text:style-name="T80"><text:s text:c="3"/>+</text:span><text:span text:style-name="T81">5</text:span><text:span text:style-name="T80"> </text:span><text:span text:style-name="T47">max arrows </text:span></text:p>
      <text:p text:style-name="P28">● Murder Holes is free.</text:p>
      <text:p text:style-name="P28">● Farms cost 33% less.</text:p>
      <text:p text:style-name="P18"><text:span text:style-name="T1">Team Bonus:</text:span><text:span text:style-name="T9"> </text:span><text:span text:style-name="T45">Units resist conversion: </text:span></text:p>
      <text:p text:style-name="P27">min/max time +1/+2s, </text:p>
      <text:p text:style-name="P27">conversion chance -50%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6">Turks</text:p>
      <text:p text:style-name="P16"><text:span text:style-name="T1">Unique Unit:</text:span><text:span text:style-name="T101"> Janissary (Hand cannoneer) </text:span><text:span text:style-name="T130">(Elite: 850F 750G, 0:55)</text:span></text:p>
      <text:p text:style-name="P2"><text:span text:style-name="T1">Castle Age Tech:</text:span><text:span text:style-name="T9"> Sipahi - Cavalry archers, </text:span><text:span text:style-name="T43">Genitours</text:span><text:span text:style-name="T9"> +20 HP </text:span><text:span text:style-name="T15">(500W 350G, </text:span><text:span text:style-name="T16">0:40</text:span><text:span text:style-name="T15">)</text:span></text:p>
      <text:p text:style-name="P15"><text:span text:style-name="T1">Imperial Age Tech:</text:span><text:span text:style-name="T101"> Artillery - Cannon Galleons, </text:span><text:span text:style-name="T110">B</text:span><text:span text:style-name="T101">ombard Towers, </text:span><text:span text:style-name="T116">Bombard</text:span><text:span text:style-name="T115"> </text:span><text:span text:style-name="T101">Cannons, +2 range </text:span><text:span text:style-name="T102">(500F 450G, </text:span><text:span text:style-name="T103">0:40</text:span><text:span text:style-name="T102">)</text:span></text:p>
      <text:p text:style-name="P44">● Gunpowder Units have +25% HP.</text:p>
      <text:p text:style-name="P34"><text:span text:style-name="T141">● Gunpowder technologies cost 50% </text:span><text:span text:style-name="T101">less.</text:span></text:p>
      <text:p text:style-name="P44">● Chemistry is free.</text:p>
      <text:p text:style-name="P44">● Gold miners work <text:span text:style-name="T167">20</text:span>% faster.</text:p>
      <text:p text:style-name="P34"><text:span text:style-name="T141">● Light Cavalry and Hussar upgrades </text:span><text:span text:style-name="T101">are free.</text:span></text:p>
      <text:p text:style-name="P2"><text:span text:style-name="T1">Team Bonus:</text:span><text:span text:style-name="T101"> Gunpowder units are created 25% faster. </text:span></text:p>
      <text:p text:style-name="P71">Vietnamese</text:p>
      <text:p text:style-name="P12"><text:span text:style-name="T1">Unique Units:</text:span><text:span text:style-name="T101"> </text:span><text:span text:style-name="T126">Rattan Archer</text:span><text:span text:style-name="T101"> (</text:span><text:span text:style-name="T129">anti-Archer </text:span><text:span text:style-name="T126">Archer</text:span><text:span text:style-name="T101">) </text:span><text:span text:style-name="T128">(Elite: 1000W 500G, 0:45),</text:span></text:p>
      <text:p text:style-name="P19"><text:span text:style-name="T128">E</text:span><text:span text:style-name="T101">lite Skirmisher (Upgrade:</text:span><text:span text:style-name="T34"> </text:span><text:span text:style-name="T9">300W</text:span><text:span text:style-name="T34"> 450</text:span><text:span text:style-name="T9">H</text:span><text:span text:style-name="T34">, </text:span><text:span text:style-name="T9">0</text:span><text:span text:style-name="T34">:</text:span><text:span text:style-name="T9">50</text:span><text:span text:style-name="T39">)</text:span></text:p>
      <text:p text:style-name="P12"><text:span text:style-name="T1">Castle Age Tech:</text:span><text:span text:style-name="T9"> </text:span><text:span text:style-name="T51">Chatras – Battle Elephants +</text:span><text:span text:style-name="T64">5</text:span><text:span text:style-name="T51">0 HP </text:span><text:span text:style-name="T53">(250F 250G, 0:40)</text:span></text:p>
      <text:p text:style-name="P12"><text:span text:style-name="T1">Unique Tech:</text:span><text:span text:style-name="T101"> </text:span><text:span text:style-name="T126">Paper Money – You and your allies receive 500 gold each </text:span><text:span text:style-name="T128">(</text:span><text:span text:style-name="T134">8</text:span><text:span text:style-name="T128">00F </text:span><text:span text:style-name="T134">2</text:span><text:span text:style-name="T128">00G, 0:40)</text:span></text:p>
      <text:p text:style-name="P52"><text:span text:style-name="T141">● </text:span><text:span text:style-name="T149">Reveal enemy positions at game start</text:span></text:p>
      <text:p text:style-name="P52"><text:span text:style-name="T141">● </text:span><text:span text:style-name="T149">Archery Range units +20% HP</text:span></text:p>
      <text:p text:style-name="P46">● Free <text:span text:style-name="T169">Conscription</text:span></text:p>
      <text:p text:style-name="P12"><text:span text:style-name="T1">Team Bonus:</text:span><text:span text:style-name="T101"> </text:span><text:span text:style-name="T126">Have access to Imperial Skirmisher upgrade</text:span></text:p>
      <text:p text:style-name="P68">Vikings</text:p>
      <text:p text:style-name="P9"><text:span text:style-name="T1">Unique Units:</text:span><text:span text:style-name="T101"> Berserk (Regenerating infantry) </text:span><text:span text:style-name="T130">(Elite: 1300F 550G, 0:45)</text:span><text:span text:style-name="T101">, </text:span></text:p>
      <text:p text:style-name="P9"><text:span text:style-name="T101">Longboat (Warship with multiple arrow fire) </text:span><text:span text:style-name="T130">(Elite: 750F 475G, 1:00)</text:span></text:p>
      <text:p text:style-name="P9"><text:span text:style-name="T1">Castle Age Tech:</text:span><text:span text:style-name="T9"> Chieftains - </text:span><text:span text:style-name="T48">Infantry</text:span><text:span text:style-name="T9"> +5 </text:span><text:span text:style-name="T33">atk</text:span><text:span text:style-name="T9"> vs. Cavalry, </text:span><text:span text:style-name="T33">+</text:span><text:span text:style-name="T64">4</text:span><text:span text:style-name="T33"> vs Camels</text:span><text:span text:style-name="T9"> </text:span></text:p>
      <text:p text:style-name="P9"><text:span text:style-name="T15">(</text:span><text:span text:style-name="T11">400F 300G, </text:span><text:span text:style-name="T16">0:40</text:span><text:span text:style-name="T15">)</text:span></text:p>
      <text:p text:style-name="P9"><text:span text:style-name="T1">Unique Tech:</text:span><text:span text:style-name="T101"> Berserkergang – Berserks regenerate 2x faster – </text:span><text:span text:style-name="T115">2</text:span><text:span text:style-name="T101">HP/</text:span><text:span text:style-name="T115">3</text:span><text:span text:style-name="T101">s </text:span><text:span text:style-name="T118">instead of 1HP/3s </text:span><text:span text:style-name="T102">(850F 400G</text:span><text:span text:style-name="T104">, </text:span><text:span text:style-name="T103">0:40</text:span><text:span text:style-name="T102">)</text:span></text:p>
      <text:p text:style-name="P50"><text:span text:style-name="T141">● Warships cost 1</text:span><text:span text:style-name="T151">5</text:span><text:span text:style-name="T141">/15/20% less in </text:span><text:span text:style-name="T101">Feudal/Castle/Imperial Age.</text:span></text:p>
      <text:p text:style-name="P50"><text:span text:style-name="T141">● Infantry have +10/15/20% HP in </text:span><text:span text:style-name="T101">Feudal / Castle/Imperial Age</text:span></text:p>
      <text:p text:style-name="P44">● Free Wheelbarrow and Hand Cart</text:p>
      <text:p text:style-name="P34"><text:span text:style-name="T1">Team Bonus:</text:span><text:span text:style-name="T101"> Docks are 15% cheap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Aoc_5f_civs" draw:display-name="Aoc_civs" xlink:href="Pictures/100000000000034B000004002D4DC8FD8332623F.jpg" xlink:type="simple" xlink:show="embed" xlink:actuate="onLoad"/>
    <draw:fill-image draw:name="Aok_5f_civs" draw:display-name="Aok_civs" xlink:href="Pictures/100000000000034B000004006C1E2693867BB3F1.jpg" xlink:type="simple" xlink:show="embed" xlink:actuate="onLoad"/>
    <draw:fill-image draw:name="Bitmap_20_1" draw:display-name="Bitmap 1" xlink:href="Pictures/1000000000000321000003E72674972216E578B5.jpg" xlink:type="simple" xlink:show="embed" xlink:actuate="onLoad"/>
    <draw:fill-image draw:name="Civ-Background" xlink:href="Pictures/100000000000034B00000400E5C644077BE206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cm">
          <style:column-sep style:width="0.009cm" style:color="#000000" style:height="100%" style:style="dotte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3cm" fo:margin-bottom="0.499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>
          <style:column-sep style:width="0.009cm" style:color="#000000" style:height="100%" style:style="dotted"/>
          <style:column style:rel-width="3982*" fo:start-indent="0cm" fo:end-indent="0.125cm"/>
          <style:column style:rel-width="3897*" fo:start-indent="0.125cm" fo:end-indent="0.125cm"/>
          <style:column style:rel-width="3573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3cm" fo:margin-bottom="0.499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>
          <style:column-sep style:width="0.009cm" style:color="#000000" style:height="100%" style:style="dotted"/>
          <style:column style:rel-width="3939*" fo:start-indent="0cm" fo:end-indent="0.15cm"/>
          <style:column style:rel-width="3798*" fo:start-indent="0.15cm" fo:end-indent="0.15cm"/>
          <style:column style:rel-width="371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iv_20_Overview" style:display-name="Civ Overview" style:page-layout-name="Mpm9"/>
    <style:master-page style:name="Civ_20_Overview2" style:display-name="Civ Overview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7:40</meta:creation-date>
    <dc:date>2019-04-09T20:58:42.617000000</dc:date>
    <meta:editing-duration>PT16H59M45S</meta:editing-duration>
    <meta:editing-cycles>110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302" meta:word-count="2311" meta:character-count="14223" meta:non-whitespace-character-count="12111"/>
  </office:meta>
</office:document-meta>
</file>